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ce style:name="Arial Black" svg:font-family="'Arial Black'"/>
    <style:font-face style:name="Courier New" svg:font-family="'Courier New'"/>
    <style:font-face style:name="Symbol" svg:font-family="Symbol"/>
    <style:font-face style:name="Tahoma" svg:font-family="Tahoma"/>
    <style:font-face style:name="Times New Roman" svg:font-family="'Times New Roman'"/>
    <style:font-face style:name="Wingdings" svg:font-family="Wingdings"/>
    <style:font-face style:name="Tinos" svg:font-family="Tinos" style:font-family-generic="roman" style:font-pitch="variable"/>
    <style:font-face style:name="DejaVu Sans" svg:font-family="'DejaVu Sans'" style:font-family-generic="system" style:font-pitch="variable"/>
  </office:font-face-decls>
  <office:automatic-styles>
    <style:style style:name="Table1" style:family="table">
      <style:table-properties style:width="15.96cm" fo:margin-left="0.039cm" fo:margin-right="0cm" table:align="margins" style:writing-mode="lr-tb"/>
    </style:style>
    <style:style style:name="Table1.A" style:family="table-column">
      <style:table-column-properties style:column-width="5.159cm" style:rel-column-width="21185*"/>
    </style:style>
    <style:style style:name="Table1.B" style:family="table-column">
      <style:table-column-properties style:column-width="5.398cm" style:rel-column-width="22163*"/>
    </style:style>
    <style:style style:name="Table1.C" style:family="table-column">
      <style:table-column-properties style:column-width="5.403cm" style:rel-column-width="22187*"/>
    </style:style>
    <style:style style:name="Table1.C2" style:family="table-cell" style:data-style-name="N37"/>
    <style:style style:name="Table2" style:family="table">
      <style:table-properties style:width="16.131cm" fo:margin-left="-0.132cm" fo:margin-right="0cm" table:align="margins" style:writing-mode="lr-tb"/>
    </style:style>
    <style:style style:name="Table2.A" style:family="table-column">
      <style:table-column-properties style:column-width="8.065cm" style:rel-column-width="32767*"/>
    </style:style>
    <style:style style:name="Table2.B" style:family="table-column">
      <style:table-column-properties style:column-width="8.066cm" style:rel-column-width="32768*"/>
    </style:style>
    <style:style style:name="Table3" style:family="table">
      <style:table-properties style:width="15.496cm" fo:margin-left="0.503cm" fo:margin-right="0cm" table:align="margins" style:writing-mode="lr-tb"/>
    </style:style>
    <style:style style:name="Table3.A" style:family="table-column">
      <style:table-column-properties style:column-width="7.747cm" style:rel-column-width="32767*"/>
    </style:style>
    <style:style style:name="Table3.B" style:family="table-column">
      <style:table-column-properties style:column-width="7.749cm" style:rel-column-width="32768*"/>
    </style:style>
    <style:style style:name="P1" style:family="paragraph" style:parent-style-name="Header">
      <style:paragraph-properties fo:margin-top="0cm" fo:margin-bottom="0cm"/>
    </style:style>
    <style:style style:name="P2" style:family="paragraph" style:parent-style-name="Standard">
      <style:paragraph-properties fo:margin-left="0.635cm" fo:margin-right="0cm" fo:text-indent="0cm" style:auto-text-indent="false"/>
    </style:style>
    <style:style style:name="P3" style:family="paragraph" style:parent-style-name="Standard">
      <style:paragraph-properties fo:margin-left="0.635cm" fo:margin-right="0cm" fo:text-indent="0cm" style:auto-text-indent="false"/>
      <style:text-properties fo:font-weight="bold"/>
    </style:style>
    <style:style style:name="P4" style:family="paragraph" style:parent-style-name="Standard">
      <style:paragraph-properties fo:margin-left="0cm" fo:margin-right="0cm" fo:text-indent="1.27cm" style:auto-text-indent="false"/>
    </style:style>
    <style:style style:name="P5" style:family="paragraph" style:parent-style-name="Standard">
      <style:paragraph-properties fo:margin-left="0cm" fo:margin-right="0cm" fo:text-indent="1.27cm" style:auto-text-indent="false"/>
      <style:text-properties fo:color="#0000ff" fo:font-style="italic"/>
    </style:style>
    <style:style style:name="P6" style:family="paragraph" style:parent-style-name="Standard">
      <style:paragraph-properties fo:margin-left="0cm" fo:margin-right="0cm" fo:text-indent="1.27cm" style:auto-text-indent="false"/>
      <style:text-properties fo:color="#000000" fo:font-style="italic"/>
    </style:style>
    <style:style style:name="P7" style:family="paragraph" style:parent-style-name="Standard">
      <style:paragraph-properties fo:margin-left="0cm" fo:margin-right="0cm" fo:text-indent="0.76cm" style:auto-text-indent="false"/>
    </style:style>
    <style:style style:name="P8" style:family="paragraph" style:parent-style-name="Standard">
      <style:paragraph-properties fo:margin-left="0cm" fo:margin-right="0cm" fo:text-indent="0.76cm" style:auto-text-indent="false"/>
      <style:text-properties fo:color="#0084d1"/>
    </style:style>
    <style:style style:name="P9" style:family="paragraph" style:parent-style-name="Filling_20_instruction">
      <style:text-properties fo:color="#ff0000"/>
    </style:style>
    <style:style style:name="P10" style:family="paragraph" style:parent-style-name="Requisito">
      <style:paragraph-properties fo:padding-left="0cm" fo:padding-right="0.141cm" fo:padding-top="0.106cm" fo:padding-bottom="0cm" fo:border="0.018cm solid #000000"/>
    </style:style>
    <style:style style:name="P11" style:family="paragraph" style:parent-style-name="Requisito">
      <style:paragraph-properties fo:padding-left="0cm" fo:padding-right="0.141cm" fo:padding-top="0.106cm" fo:padding-bottom="0cm" fo:border="0.018cm solid #000000"/>
      <style:text-properties fo:color="#0000ff" fo:font-style="italic"/>
    </style:style>
    <style:style style:name="P12" style:family="paragraph" style:parent-style-name="Standard">
      <style:text-properties fo:color="#0000ff" fo:font-style="italic"/>
    </style:style>
    <style:style style:name="P13" style:family="paragraph" style:parent-style-name="Standard">
      <style:paragraph-properties fo:text-align="center" style:justify-single-word="false"/>
      <style:text-properties fo:color="#000080"/>
    </style:style>
    <style:style style:name="P14" style:family="paragraph" style:parent-style-name="Standard">
      <style:paragraph-properties fo:text-align="center" style:justify-single-word="false"/>
      <style:text-properties fo:color="#000080" fo:font-style="normal" style:font-style-asian="normal" style:font-style-complex="normal"/>
    </style:style>
    <style:style style:name="P15" style:family="paragraph" style:parent-style-name="Standard">
      <style:paragraph-properties fo:text-align="start" style:justify-single-word="false"/>
      <style:text-properties fo:font-weight="bold"/>
    </style:style>
    <style:style style:name="P16" style:family="paragraph" style:parent-style-name="Standard">
      <style:paragraph-properties fo:text-align="center" style:justify-single-word="false"/>
      <style:text-properties fo:font-weight="bold"/>
    </style:style>
    <style:style style:name="P17" style:family="paragraph" style:parent-style-name="Standard">
      <style:paragraph-properties fo:text-align="center" style:justify-single-word="false"/>
    </style:style>
    <style:style style:name="P18" style:family="paragraph" style:parent-style-name="Standard">
      <style:paragraph-properties fo:text-align="center" style:justify-single-word="false"/>
      <style:text-properties fo:font-size="18pt" fo:font-weight="bold"/>
    </style:style>
    <style:style style:name="P19" style:family="paragraph" style:parent-style-name="Standard">
      <style:text-properties fo:color="#ff0000"/>
    </style:style>
    <style:style style:name="P20" style:family="paragraph" style:parent-style-name="Standard">
      <style:text-properties fo:color="#000000" fo:font-style="italic"/>
    </style:style>
    <style:style style:name="P21" style:family="paragraph" style:parent-style-name="Standard">
      <style:text-properties fo:color="#000000" fo:font-style="normal" style:font-style-asian="normal" style:font-style-complex="normal"/>
    </style:style>
    <style:style style:name="P22" style:family="paragraph" style:parent-style-name="Filling_20_instruction">
      <style:paragraph-properties fo:margin-left="0.751cm" fo:margin-right="0cm" fo:text-indent="0cm" style:auto-text-indent="false"/>
    </style:style>
    <style:style style:name="P23" style:family="paragraph" style:parent-style-name="Standard">
      <style:paragraph-properties fo:margin-left="1.27cm" fo:margin-right="0cm" fo:text-indent="0cm" style:auto-text-indent="false"/>
      <style:text-properties fo:font-weight="bold"/>
    </style:style>
    <style:style style:name="P24" style:family="paragraph" style:parent-style-name="versao">
      <style:paragraph-properties fo:text-align="center" style:justify-single-word="false"/>
      <style:text-properties fo:font-size="11pt" fo:font-style="italic"/>
    </style:style>
    <style:style style:name="P25" style:family="paragraph" style:parent-style-name="versao">
      <style:paragraph-properties fo:text-align="center" style:justify-single-word="false"/>
    </style:style>
    <style:style style:name="P26" style:family="paragraph" style:parent-style-name="versao">
      <style:paragraph-properties fo:text-align="center" style:justify-single-word="false"/>
      <style:text-properties fo:color="#0000ff" fo:font-size="16pt" fo:font-style="italic"/>
    </style:style>
    <style:style style:name="P27" style:family="paragraph" style:parent-style-name="Standard">
      <style:paragraph-properties fo:margin-left="0.794cm" fo:margin-right="0cm" fo:text-indent="0cm" style:auto-text-indent="false"/>
    </style:style>
    <style:style style:name="P28" style:family="paragraph" style:parent-style-name="Filling_20_instruction">
      <style:paragraph-properties fo:margin-left="1.501cm" fo:margin-right="0cm" fo:text-indent="0cm" style:auto-text-indent="false"/>
    </style:style>
    <style:style style:name="P29" style:family="paragraph" style:parent-style-name="Title_20_Cover">
      <style:paragraph-properties fo:margin-left="0cm" fo:margin-right="-0.953cm" fo:margin-top="0.635cm" fo:margin-bottom="0.423cm" style:line-height-at-least="0.423cm" fo:text-align="center" style:justify-single-word="false" fo:text-indent="0cm" style:auto-text-indent="false" fo:padding-left="0cm" fo:padding-right="0cm" fo:padding-top="0.353cm" fo:padding-bottom="0cm" fo:border-left="none" fo:border-right="none" fo:border-top="0.035cm solid #000000" fo:border-bottom="0.035cm solid #000000"/>
      <style:text-properties fo:font-size="36pt" fo:font-weight="normal"/>
    </style:style>
    <style:style style:name="P30" style:family="paragraph" style:parent-style-name="titulo">
      <style:paragraph-properties fo:margin-top="0.212cm" fo:margin-bottom="0.106cm" fo:text-align="center" style:justify-single-word="false"/>
      <style:text-properties fo:font-size="24pt"/>
    </style:style>
    <style:style style:name="P31" style:family="paragraph" style:parent-style-name="destaque_20_1">
      <style:paragraph-properties fo:margin-top="0.106cm" fo:margin-bottom="0.106cm"/>
      <style:text-properties fo:color="#0000ff" fo:font-size="11pt" fo:font-style="italic" fo:font-weight="normal"/>
    </style:style>
    <style:style style:name="P32" style:family="paragraph" style:parent-style-name="Standard">
      <style:paragraph-properties fo:text-align="center" style:justify-single-word="false" fo:break-before="page"/>
      <style:text-properties fo:font-size="18pt" fo:font-weight="bold"/>
    </style:style>
    <style:style style:name="P33" style:family="paragraph" style:parent-style-name="Contents_20_1">
      <style:paragraph-properties>
        <style:tab-stops>
          <style:tab-stop style:position="0.75cm"/>
          <style:tab-stop style:position="0.847cm"/>
          <style:tab-stop style:position="0.998cm"/>
          <style:tab-stop style:position="15.981cm" style:type="right" style:leader-style="dotted" style:leader-text="."/>
        </style:tab-stops>
      </style:paragraph-properties>
    </style:style>
    <style:style style:name="P34" style:family="paragraph" style:parent-style-name="Standard">
      <style:paragraph-properties fo:margin-left="0.079cm" fo:margin-right="0cm" fo:text-indent="-0.635cm" style:auto-text-indent="false">
        <style:tab-stops/>
      </style:paragraph-properties>
      <style:text-properties fo:color="#000000" fo:font-style="normal" style:font-style-asian="normal" style:font-style-complex="normal"/>
    </style:style>
    <style:style style:name="P35" style:family="paragraph" style:parent-style-name="Filling_20_instruction_20__28_table_20_cell_29_">
      <style:text-properties fo:color="#000000"/>
    </style:style>
    <style:style style:name="P36" style:family="paragraph" style:parent-style-name="Filling_20_instruction">
      <style:paragraph-properties fo:margin-left="0.635cm" fo:margin-right="0cm" fo:text-indent="0cm" style:auto-text-indent="false" fo:padding="0.074cm" fo:border-left="none" fo:border-right="none" fo:border-top="none" fo:border-bottom="0.002cm solid #000000" style:join-border="false"/>
      <style:text-properties fo:color="#ff0000" fo:font-size="10pt"/>
    </style:style>
    <style:style style:name="P37" style:family="paragraph" style:parent-style-name="Heading_20_2"/>
    <style:style style:name="P38" style:family="paragraph" style:parent-style-name="Heading_20_3"/>
    <style:style style:name="P39" style:family="paragraph" style:parent-style-name="Heading_20_1">
      <style:paragraph-properties fo:break-before="page"/>
    </style:style>
    <style:style style:name="P40" style:family="paragraph" style:parent-style-name="Heading_20_1">
      <style:paragraph-properties fo:margin-left="0.76cm" fo:margin-right="0cm" fo:text-indent="-0.76cm" style:auto-text-indent="false"/>
    </style:style>
    <style:style style:name="P41" style:family="paragraph" style:parent-style-name="Standard" style:list-style-name="L1"/>
    <style:style style:name="P42" style:family="paragraph" style:parent-style-name="Standard" style:list-style-name="L2"/>
    <style:style style:name="P43" style:family="paragraph" style:parent-style-name="Standard" style:list-style-name="L3">
      <style:text-properties fo:color="#000000" fo:font-style="normal" style:font-style-asian="normal" style:font-style-complex="normal"/>
    </style:style>
    <style:style style:name="P44" style:family="paragraph" style:parent-style-name="Standard" style:list-style-name="L6">
      <style:text-properties fo:color="#000000" fo:font-style="normal" style:font-style-asian="normal" style:font-style-complex="normal"/>
    </style:style>
    <style:style style:name="P45" style:family="paragraph" style:parent-style-name="Standard" style:list-style-name="L7">
      <style:paragraph-properties fo:text-align="justify" style:justify-single-word="false"/>
      <style:text-properties fo:color="#000000" fo:font-style="normal" style:font-style-asian="normal" style:font-style-complex="normal"/>
    </style:style>
    <style:style style:name="P46" style:family="paragraph" style:parent-style-name="Standard" style:list-style-name="L3">
      <style:paragraph-properties fo:text-align="justify" style:justify-single-word="false"/>
      <style:text-properties fo:color="#000000" fo:font-style="normal" style:font-style-asian="normal" style:font-style-complex="normal"/>
    </style:style>
    <style:style style:name="P47" style:family="paragraph" style:parent-style-name="Standard" style:list-style-name="L3">
      <style:text-properties fo:color="#000000" fo:font-style="italic" style:font-style-asian="normal" style:font-style-complex="normal"/>
    </style:style>
    <style:style style:name="P48" style:family="paragraph" style:parent-style-name="Standard" style:list-style-name="L3">
      <style:text-properties fo:color="#000000" fo:font-style="italic"/>
    </style:style>
    <style:style style:name="P49" style:family="paragraph" style:parent-style-name="Standard" style:list-style-name="L4">
      <style:text-properties fo:color="#000000" fo:font-style="italic"/>
    </style:style>
    <style:style style:name="P50" style:family="paragraph" style:parent-style-name="Standard" style:list-style-name="L5">
      <style:text-properties fo:color="#000000" fo:font-style="italic"/>
    </style:style>
    <style:style style:name="P51" style:family="paragraph" style:parent-style-name="Standard" style:list-style-name="L3">
      <style:paragraph-properties fo:margin-left="0.582cm" fo:margin-right="0cm" fo:text-align="justify" style:justify-single-word="false" fo:text-indent="-0.635cm" style:auto-text-indent="false">
        <style:tab-stops/>
      </style:paragraph-properties>
      <style:text-properties fo:color="#000000" fo:font-style="normal" style:font-style-asian="normal" style:font-style-complex="normal"/>
    </style:style>
    <style:style style:name="P52" style:family="paragraph" style:parent-style-name="Standard" style:list-style-name="L3">
      <style:paragraph-properties fo:margin-left="0.609cm" fo:margin-right="0cm" fo:text-align="justify" style:justify-single-word="false" fo:text-indent="-0.635cm" style:auto-text-indent="false">
        <style:tab-stops/>
      </style:paragraph-properties>
      <style:text-properties fo:color="#000000" fo:font-style="normal" style:font-style-asian="normal" style:font-style-complex="normal"/>
    </style:style>
    <style:style style:name="P53" style:family="paragraph" style:parent-style-name="Standard" style:list-style-name="L3">
      <style:paragraph-properties fo:margin-left="0.794cm" fo:margin-right="0cm" fo:text-align="justify" style:justify-single-word="false" fo:text-indent="-0.635cm" style:auto-text-indent="false">
        <style:tab-stops/>
      </style:paragraph-properties>
      <style:text-properties fo:color="#000000" fo:font-style="normal" style:font-style-asian="normal" style:font-style-complex="normal"/>
    </style:style>
    <style:style style:name="P54" style:family="paragraph" style:parent-style-name="Standard" style:list-style-name="L3">
      <style:paragraph-properties fo:margin-left="0.847cm" fo:margin-right="0cm" fo:text-align="justify" style:justify-single-word="false" fo:text-indent="-0.635cm" style:auto-text-indent="false">
        <style:tab-stops/>
      </style:paragraph-properties>
      <style:text-properties fo:color="#000000" fo:font-style="normal" style:font-style-asian="normal" style:font-style-complex="normal"/>
    </style:style>
    <style:style style:name="P55" style:family="paragraph" style:parent-style-name="Standard" style:list-style-name="L3">
      <style:paragraph-properties fo:margin-left="1.244cm" fo:margin-right="0cm" fo:text-align="justify" style:justify-single-word="false" fo:text-indent="-0.635cm" style:auto-text-indent="false">
        <style:tab-stops>
          <style:tab-stop style:position="-0.079cm"/>
        </style:tab-stops>
      </style:paragraph-properties>
      <style:text-properties fo:color="#000000" fo:font-style="normal" style:font-style-asian="normal" style:font-style-complex="normal"/>
    </style:style>
    <style:style style:name="P56" style:family="paragraph" style:parent-style-name="Standard" style:list-style-name="L3">
      <style:paragraph-properties fo:margin-left="0.873cm" fo:margin-right="0cm" fo:text-align="justify" style:justify-single-word="false" fo:text-indent="-0.635cm" style:auto-text-indent="false">
        <style:tab-stops/>
      </style:paragraph-properties>
      <style:text-properties fo:color="#000000" fo:font-style="normal" style:font-style-asian="normal" style:font-style-complex="normal"/>
    </style:style>
    <style:style style:name="P57" style:family="paragraph" style:parent-style-name="Standard" style:list-style-name="L3">
      <style:paragraph-properties fo:margin-left="0.926cm" fo:margin-right="0cm" fo:text-align="justify" style:justify-single-word="false" fo:text-indent="-0.635cm" style:auto-text-indent="false">
        <style:tab-stops/>
      </style:paragraph-properties>
      <style:text-properties fo:color="#000000" fo:font-style="normal" style:font-style-asian="normal" style:font-style-complex="normal"/>
    </style:style>
    <style:style style:name="P58" style:family="paragraph" style:parent-style-name="Standard" style:list-style-name="L3">
      <style:paragraph-properties fo:margin-left="0.9cm" fo:margin-right="0cm" fo:text-align="justify" style:justify-single-word="false" fo:text-indent="-0.635cm" style:auto-text-indent="false">
        <style:tab-stops/>
      </style:paragraph-properties>
      <style:text-properties fo:color="#000000" fo:font-style="normal" style:font-style-asian="normal" style:font-style-complex="normal"/>
    </style:style>
    <style:style style:name="P59" style:family="paragraph" style:parent-style-name="Standard" style:list-style-name="L3">
      <style:paragraph-properties fo:margin-left="0.953cm" fo:margin-right="0cm" fo:text-align="justify" style:justify-single-word="false" fo:text-indent="-0.635cm" style:auto-text-indent="false">
        <style:tab-stops/>
      </style:paragraph-properties>
      <style:text-properties fo:color="#000000" fo:font-style="normal" style:font-style-asian="normal" style:font-style-complex="normal"/>
    </style:style>
    <style:style style:name="P60" style:family="paragraph" style:parent-style-name="Standard" style:list-style-name="L3">
      <style:paragraph-properties fo:text-align="justify" style:justify-single-word="false" fo:padding="0.074cm" fo:border-left="none" fo:border-right="none" fo:border-top="none" fo:border-bottom="0.002cm solid #000000" style:join-border="false"/>
      <style:text-properties fo:color="#000000" fo:font-style="normal" style:font-style-asian="normal" style:font-style-complex="normal"/>
    </style:style>
    <style:style style:name="P61" style:family="paragraph" style:parent-style-name="Standard" style:list-style-name="L3">
      <style:paragraph-properties fo:margin-left="-0.026cm" fo:margin-right="0cm" fo:text-indent="-0.635cm" style:auto-text-indent="false">
        <style:tab-stops/>
      </style:paragraph-properties>
      <style:text-properties fo:color="#000000" fo:font-style="normal" style:font-style-asian="normal" style:font-style-complex="normal"/>
    </style:style>
    <style:style style:name="P62" style:family="paragraph" style:parent-style-name="Standard">
      <style:paragraph-properties fo:margin-left="3.752cm" fo:margin-right="0cm" fo:text-indent="0cm" style:auto-text-indent="false" fo:break-before="page"/>
      <style:text-properties fo:color="#999999" fo:font-size="9pt" fo:font-weight="bold"/>
    </style:style>
    <style:style style:name="T1" style:family="text">
      <style:text-properties fo:color="#0000ff" fo:font-style="italic"/>
    </style:style>
    <style:style style:name="T2" style:family="text">
      <style:text-properties fo:color="#ff0000" fo:font-size="10pt"/>
    </style:style>
    <style:style style:name="T3" style:family="text">
      <style:text-properties fo:color="#ff0000" fo:font-size="10pt" fo:font-weight="bold"/>
    </style:style>
    <style:style style:name="T4" style:family="text">
      <style:text-properties fo:font-size="20pt" fo:font-weight="bold"/>
    </style:style>
    <style:style style:name="T5" style:family="text">
      <style:text-properties fo:font-size="16pt"/>
    </style:style>
    <style:style style:name="T6" style:family="text">
      <style:text-properties fo:font-size="16pt" fo:font-style="italic"/>
    </style:style>
    <style:style style:name="T7" style:family="text">
      <style:text-properties fo:font-weight="bold"/>
    </style:style>
    <style:style style:name="T8" style:family="text">
      <style:text-properties fo:font-style="italic"/>
    </style:style>
    <style:style style:name="T9" style:family="text">
      <style:text-properties fo:color="#000000"/>
    </style:style>
    <style:style style:name="T10" style:family="text">
      <style:text-properties fo:color="#000000" fo:font-style="italic"/>
    </style:style>
    <style:style style:name="T11" style:family="text">
      <style:text-properties fo:color="#000000" fo:font-style="italic" fo:font-weight="normal" style:font-style-asian="italic" style:font-weight-asian="normal" style:font-style-complex="italic" style:font-weight-complex="normal"/>
    </style:style>
    <style:style style:name="T12" style:family="text">
      <style:text-properties fo:color="#000000" fo:font-size="20pt" fo:font-style="italic" fo:font-weight="bold"/>
    </style:style>
    <style:style style:name="T13" style:family="text">
      <style:text-properties fo:color="#000000" fo:font-size="16pt" fo:font-style="italic"/>
    </style:style>
    <style:style style:name="T14" style:family="text">
      <style:text-properties fo:font-style="normal" style:font-style-asian="normal" style:font-style-complex="normal"/>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format="1">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29">Documento de Especificação de Projeto</text:p>
        <text:p text:style-name="Standard"/>
        <text:p text:style-name="Standard"/>
        <text:p text:style-name="Standard"/>
        <text:p text:style-name="Standard"/>
        <text:p text:style-name="P30">Projeto de Software</text:p>
        <text:p text:style-name="P24">Disciplina NEA2 – Primeiro Semestre – 2011.<text:line-break/>Professor Igor Scaliante Wiese<text:line-break/>UTFPR – Universidade Tecnológica Federal do Paraná – Campus Campo Mourão</text:p>
        <text:p text:style-name="Standard"/>
        <text:p text:style-name="P25"/>
        <text:p text:style-name="Standard"/>
        <text:p text:style-name="Standard"/>
        <text:p text:style-name="Standard"/>
        <text:p text:style-name="Standard"/>
        <text:p text:style-name="Standard"/>
        <text:p text:style-name="P17"><text:span text:style-name="T4">Projeto: Sistema de </text:span><text:span text:style-name="T12">Ordem de serviços</text:span></text:p>
        <text:p text:style-name="P25"><text:span text:style-name="T5">Equipe:</text:span><text:span text:style-name="T6"> </text:span><text:span text:style-name="T13">Adilson Simiao de Souza </text:span></text:p>
        <text:p text:style-name="P26"><text:span text:style-name="T9">Fernando Rocha</text:span> </text:p>
        <text:p text:style-name="P12"><text:s text:c="52"/></text:p>
        <text:p text:style-name="P25"/>
        <text:p text:style-name="Standard"/>
        <text:p text:style-name="Standard"/>
        <text:p text:style-name="P32">HISTÓRICO DE REVISÕES</text:p>
        <text:p text:style-name="P18"/>
        <table:table table:name="Table1" table:style-name="Table1">
          <table:table-column table:style-name="Table1.A"/>
          <table:table-column table:style-name="Table1.B"/>
          <table:table-column table:style-name="Table1.C"/>
          <table:table-row>
            <table:table-cell office:value-type="string">
              <text:p text:style-name="P16">Nome da alteração</text:p>
            </table:table-cell>
            <table:table-cell office:value-type="string">
              <text:p text:style-name="P16">Responsável</text:p>
            </table:table-cell>
            <table:table-cell office:value-type="string">
              <text:p text:style-name="P16">Data</text:p>
            </table:table-cell>
          </table:table-row>
          <table:table-row>
            <table:table-cell office:value-type="string">
              <text:p text:style-name="P16">Caso de uso</text:p>
            </table:table-cell>
            <table:table-cell office:value-type="string">
              <text:p text:style-name="P16">Adilson</text:p>
            </table:table-cell>
            <table:table-cell table:style-name="Table1.C2" office:value-type="date" office:date-value="2013-01-12">
              <text:p text:style-name="P16">12/01/13</text:p>
            </table:table-cell>
          </table:table-row>
          <table:table-row>
            <table:table-cell office:value-type="string">
              <text:p text:style-name="P16"/>
            </table:table-cell>
            <table:table-cell office:value-type="string">
              <text:p text:style-name="P16"/>
            </table:table-cell>
            <table:table-cell office:value-type="string">
              <text:p text:style-name="P16"/>
            </table:table-cell>
          </table:table-row>
        </table:table>
        <text:p text:style-name="P18"/>
        <text:p text:style-name="Standard"/>
        <text:p text:style-name="P62">Este documento foi estendido da proposta de documentação de especificação funcional elaborada pelo Centro de Inovação de Recife / Qualiti Software Processes / Centro de Estudos e Sistemas Avançados do Recife (C.E.S.A.R) de 2007.</text:p>
        <text:p text:style-name="conteudo">indice</text:p>
        <text:p text:style-name="Standard"/>
        <text:table-of-content text:style-name="Sect1" text:protected="true" text:name="Table of Contents 1">
          <text:table-of-content-source text:outline-level="4">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Contents_20_1">Introdução</text:p>
            <text:p text:style-name="Contents_20_2">Descrição do sistema</text:p>
            <text:p text:style-name="Contents_20_2">Objetivo do sistema</text:p>
            <text:p text:style-name="Contents_20_2">Sistemas Similares</text:p>
            <text:p text:style-name="Contents_20_2">Convenções, termos e abreviações</text:p>
            <text:p text:style-name="Contents_20_3">Identificação dos casos de uso </text:p>
            <text:p text:style-name="Contents_20_3"/>
            <text:p text:style-name="Contents_20_1">Lista de Requisitos </text:p>
            <text:p text:style-name="Contents_20_2">Matriz de Rastreabilidade</text:p>
            <text:p text:style-name="Contents_20_1">Atores</text:p>
            <text:p text:style-name="Contents_20_1">Casos de Uso</text:p>
          </text:index-body>
        </text:table-of-content>
        <text:p text:style-name="P33"/>
        <text:p text:style-name="Standard"/>
        <text:h text:style-name="P39" text:outline-level="1"><text:bookmark-start text:name="__RefHeading__9_117254275"/>Introdução<text:bookmark-end text:name="__RefHeading__9_117254275"/></text:h>
        <text:p text:style-name="P19">&lt;O capítulo de introdução deve apresentar uma descrição do sistema, apontando seu principal objetivo, e uma breve descrição do que será encontrado no documento.&gt;</text:p>
        <text:p text:style-name="P4">Este documento especifica os casos de uso e requisitos não-funcionais (RNFs) do projeto intitulado Sistema de <text:span text:style-name="T11">Ordem de Serviços</text:span>, referente ao projeto final da disciplina de Análise e Projeto Orientado à Objetos (NEA2), contida no segundo semestre da matriz curricular do curso de Tecnologia de Desenvolvimento de Sistemas para Internet, ministrada pelo professor Ms. Igor Scaliante Wiese. O objetivo do documento é apresentar as soluções elaboradas e discutidas durante o semestre para a construção da análise e do projeto de um software fundamentado nas idéias do paradigma orientado à objetos.</text:p>
        <text:h text:style-name="Heading_20_2" text:outline-level="2"><text:bookmark-start text:name="__RefHeading__11_117254275"/>Descrição do sistema<text:bookmark-end text:name="__RefHeading__11_117254275"/></text:h>
        <text:p text:style-name="P6">O Sistema de Ordem de Serviços foi desenvolvido com a finalidade gerenciar os serviços prestados na empresa e com o intuito de melhorar o atendimento e consequentemente <text:s/>os serviços prestados aos clientes.</text:p>
        <text:p text:style-name="P6"/>
        <text:h text:style-name="Heading_20_2" text:outline-level="2"><text:bookmark-start text:name="__RefHeading__13_117254275"/>Objetivo do sistema<text:bookmark-end text:name="__RefHeading__13_117254275"/></text:h>
        <text:p text:style-name="P6">O objetivo do sistema e auxiliar e organizar a empresa que trabalha na prestação de <text:s/>serviços mecanicos mantendo o controle dos serviços prestados. </text:p>
        <text:h text:style-name="Heading_20_2" text:outline-level="2"><text:bookmark-start text:name="__RefHeading__15_117254275"/>Sistemas Similares<text:bookmark-end text:name="__RefHeading__15_117254275"/></text:h>
        <text:p text:style-name="P5">&lt;substituir por texto e imagens de telas de sistemas similares pesquisados e utilizados como inspiração. Máximo de 1000 palavras&gt;.</text:p>
        <text:h text:style-name="Heading_20_2" text:outline-level="2"><text:bookmark-start text:name="__RefHeading__17_117254275"/>Convenções, termos e abreviações<text:bookmark-end text:name="__RefHeading__17_117254275"/></text:h>
        <text:p text:style-name="P4">A correta interpretação deste documento exige o conhecimento de algumas convenções, termos específicos e abreviações, que são descritos a seguir.</text:p>
        <text:h text:style-name="Heading_20_3" text:outline-level="3"><text:bookmark-start text:name="__RefHeading__19_117254275"/>Identificação dos casos de uso <text:bookmark-end text:name="__RefHeading__19_117254275"/></text:h>
        <text:p text:style-name="P4">Os casos de uso devem ser identificados com um identificador único. A numeração inicia com o identificador [UC01] e prossegue sendo incrementada à medida que forem surgindo novos casos de uso.</text:p>
        <text:p text:style-name="P4">A nomenclatura dos fluxos secundários dos casos de uso é dada por uma sigla e por um número. A sigla deve ser FA para fluxos alternativos e FE para fluxos de erro. O número é um seqüencial que inicia de 01. Um exemplo de fluxo alternativo é [FA01] e um exemplo de fluxo de erro é [FE01]. O número do identificador reinicia a cada caso de uso.</text:p>
        <text:p text:style-name="P4">Para referenciar casos de uso em qualquer local do documento, o identificador do caso de uso é utilizado. Por exemplo, a pré-condição de um caso de uso poderia conter o seguinte texto: “Este caso de uso demanda que o usuário da aplicação esteja logado, como descrito em [UC12]”. Para referenciar um fluxo secundário fora do caso de uso que o define, é necessário utilizar o identificador do caso de uso concatenado com um ponto e com e o identificador do fluxo. Por exemplo, a descrição de um caso de uso poderia conter o seguinte texto: “Este caso de uso permite que o usuário edite informações avançadas do <text:soft-page-break/>seu perfil e é disparado quando o usuário clica no botão <text:span text:style-name="T7">Informações</text:span> <text:span text:style-name="T7">Avançadas</text:span> durante seu cadastro, conforme descrito no fluxo alternativo [UC01].[FA02]”.</text:p>
        <text:h text:style-name="Heading_20_3" text:outline-level="3"/>
        <text:h text:style-name="P40" text:outline-level="1"><text:bookmark-start text:name="__RefHeading__23_117254275"/>Lista de Requisitos <text:bookmark-end text:name="__RefHeading__23_117254275"/></text:h>
        <text:p text:style-name="P7">Abaixo encontra-se a lista de requisitos do projeto.</text:p>
        <text:p text:style-name="P9"><text:s text:c="5"/><text:span text:style-name="T10"><text:s text:c="2"/>1RF: O Sistema deve permitir o cadastramento dos clientes ( Nome, Telefone, CPF e <text:tab/><text:tab/> <text:s text:c="6"/>Endereço ).</text:span></text:p>
        <text:p text:style-name="Standard"><text:s text:c="5"/>2RF: O sistema deve permitir o cadastramento dos Automóvel (Modelo, Ano, Placa e <text:tab/> <text:s text:c="8"/>chassi). </text:p>
        <text:p text:style-name="Standard"><text:s text:c="5"/>3RF: O sistema deve permitir o cadastramento dos serviços (Descrição, DataEntrada, <text:tab/> <text:s text:c="9"/>DataSaida, ValorTotal e Peças).</text:p>
        <text:p text:style-name="Standard"><text:s text:c="6"/>4RF: O sistema deve <text:s text:c="2"/>realizar o orçamento dos clientes. Os dados devem ser <text:tab/><text:tab/>inseridos para realização do Orçamento(Descrição, DataEntrada, DataSaida, <text:tab/><text:tab/>ValorTotal, <text:s/>Peça, NomeCliente, Telefone, Placa e Modelo).</text:p>
        <text:p text:style-name="Standard"><text:s text:c="6"/>5RF: O sistema deve realizar o cadastramento das Ferramentas(Nome, modelo e <text:tab/><text:tab/> <text:s text:c="5"/>quantidade). </text:p>
        <text:p text:style-name="Standard"><text:s text:c="6"/>6RF: O sistema deve realizar as seguintes consultas.</text:p>
        <text:list xml:id="list8186734520926961566" text:style-name="L1">
          <text:list-item>
            <text:list>
              <text:list-item>
                <text:p text:style-name="P41">Por Cliente. Deve ser exibido Nome, Telefone, CPF e Endereço e os serviços solicitados.</text:p>
              </text:list-item>
              <text:list-item>
                <text:p text:style-name="P41">Por automovel. Deve ser exibido Modelo, Ano, Placa e chassi <text:s/>os serviços excutados e peças utilizadas e os funcionarios responsaveis pela mao de obra.</text:p>
              </text:list-item>
              <text:list-item>
                <text:p text:style-name="P41">Por Orçamento. Dever ser exibido Descrição, DataEntrada, DataSaida, <text:tab/><text:tab/>ValorTotal, <text:s/>Peça, NomeCliente, Telefone, Placa e Modelo.</text:p>
              </text:list-item>
            </text:list>
          </text:list-item>
        </text:list>
        <text:p text:style-name="Standard"><text:s text:c="7"/>7RF: <text:s text:c="2"/>O sistema deve realizar os relatórios.</text:p>
        <text:p text:style-name="Standard"><text:s text:c="12"/>7.1.<text:tab/> <text:s text:c="5"/>A quantidade de clientes</text:p>
        <text:p text:style-name="Standard"><text:s text:c="12"/>7.2. <text:tab/> <text:s text:c="5"/>A quantidade de automoveis </text:p>
        <text:list xml:id="list4696892230115827575" text:style-name="L2">
          <text:list-item>
            <text:list>
              <text:list-item>
                <text:p text:style-name="P42">O valor total dos recebimentos no mês dos serviços prestados</text:p>
              </text:list-item>
            </text:list>
          </text:list-item>
        </text:list>
        <text:p text:style-name="P20"><text:s text:c="12"/>7.4. <text:s text:c="11"/>O valor gasto com peças.</text:p>
        <text:p text:style-name="P20"><text:s text:c="12"/>7.5 <text:s text:c="11"/>A quantidade de orçamentos.</text:p>
        <text:p text:style-name="P20"><text:s/></text:p>
        <text:p text:style-name="Standard"><text:s text:c="2"/></text:p>
        <text:h text:style-name="Heading_20_2" text:outline-level="2"><text:bookmark-start text:name="__RefHeading__937_1047580196"/>Matriz de Rastreabilidade<text:bookmark-end text:name="__RefHeading__937_1047580196"/></text:h>
        <text:p text:style-name="P5">&lt;Criar uma tabela onde as linhas representam os requisitos e as colunas os casos de uso.&gt;</text:p>
        <text:h text:style-name="P40" text:outline-level="1"><text:bookmark-start text:name="__RefHeading__939_1047580196"/>Atores<text:bookmark-end text:name="__RefHeading__939_1047580196"/></text:h>
        <text:p text:style-name="P7">A tabela abaixo descreve brevemente cada ator da aplicação.</text:p>
        <text:p text:style-name="P9"><text:soft-page-break/>&lt;Cada ator representa um papel particular de usuário da aplicação. Porém, além de representar pessoas, os atores também podem ser dispositivos de hardware ou até outras aplicações que devam trocar informações com a aplicação a ser desenvolvida.&gt;</text:p>
        <text:p text:style-name="Standard"/>
        <table:table table:name="Table2" table:style-name="Table2">
          <table:table-column table:style-name="Table2.A"/>
          <table:table-column table:style-name="Table2.B"/>
          <table:table-row>
            <table:table-cell office:value-type="string">
              <text:p text:style-name="Table_20_header">Ator</text:p>
            </table:table-cell>
            <table:table-cell office:value-type="string">
              <text:p text:style-name="Table_20_header">Descrição</text:p>
            </table:table-cell>
          </table:table-row>
          <table:table-row>
            <table:table-cell office:value-type="string">
              <text:p text:style-name="P35">Funcionario </text:p>
            </table:table-cell>
            <table:table-cell office:value-type="string">
              <text:p text:style-name="P35">O funcionario vai recepcionar o cliente ao chegar na empresa coletando os dados e criando o orçamento, e executando os serviços</text:p>
            </table:table-cell>
          </table:table-row>
          <table:table-row>
            <table:table-cell office:value-type="string">
              <text:p text:style-name="P35">Cliente</text:p>
            </table:table-cell>
            <table:table-cell office:value-type="string">
              <text:p text:style-name="P35">O cliente ira solicitar a manutenção no seu Automóvel para o <text:s/>funcionario </text:p>
            </table:table-cell>
          </table:table-row>
          <table:table-row>
            <table:table-cell office:value-type="string">
              <text:p text:style-name="Filling_20_instruction_20__28_table_20_cell_29_"/>
            </table:table-cell>
            <table:table-cell office:value-type="string">
              <text:p text:style-name="Filling_20_instruction_20__28_table_20_cell_29_"/>
            </table:table-cell>
          </table:table-row>
        </table:table>
        <text:h text:style-name="P40" text:outline-level="1"><text:bookmark-start text:name="__RefHeading__25_117254275"/>Casos de Uso<text:bookmark-end text:name="__RefHeading__25_117254275"/></text:h>
        <text:p text:style-name="P5">&lt;&lt;colocar uma referência bibliográfica explicando o que é um diagrama de caso de uso. Sucinta. Máximo 150 palavras&gt;&gt;</text:p>
        <text:p text:style-name="P9">&lt;Apresente todos os casos de uso da aplicação, cada um em uma subseção, como indicado abaixo. Opcionalmente, você também pode elaborar e expor aqui um Diagrama de Casos de Uso, que exiba visualmente todos os atores e casos de uso da aplicação, além de seus relacionamentos.&gt;</text:p>
        <text:p text:style-name="P11"><text:bookmark-start text:name="__RefHeading__27_117254275"/>Diagrama de Caso de Uso <text:s/>- <text:s/>Sistemas de Ordem de Serviços<text:bookmark-end text:name="__RefHeading__27_117254275"/></text:p>
        <text:p text:style-name="P8">Essa seção apresenta todos os requisitos funcionais da aplicação, especificados como casos de uso. </text:p>
        <text:p text:style-name="P20"><text:s text:c="11"/></text:p>
        <text:list xml:id="list3315200255850645145" text:style-name="L3">
          <text:list-header>
            <text:p text:style-name="P43"/>
            <text:p text:style-name="P43"/>
            <text:p text:style-name="P47"/>
            <text:p text:style-name="P43"/>
            <text:p text:style-name="P43"/>
          </text:list-header>
        </text:list>
        <text:p text:style-name="P14"/>
        <text:p text:style-name="P13"/>
        <text:p text:style-name="P13"/>
        <text:p text:style-name="P13"/>
        <text:p text:style-name="P13"/>
        <text:p text:style-name="P22"><text:span text:style-name="T2">&lt;Repetir a estrutura para cada CASO DE USO.&gt;</text:span><text:span text:style-name="T3"> </text:span></text:p>
        <text:p text:style-name="P10"><text:bookmark-start text:name="__RefHeading__29_117254275"/>[UC01]<text:span text:style-name="T1"> </text:span><text:span text:style-name="T1">&lt;Incluir ao lado do identificador um nome para o caso de uso&gt;</text:span><text:bookmark-end text:name="__RefHeading__29_117254275"/></text:p>
        <table:table table:name="Table3" table:style-name="Table3">
          <table:table-column table:style-name="Table3.A"/>
          <table:table-column table:style-name="Table3.B"/>
          <table:table-row>
            <table:table-cell office:value-type="string">
              <text:p text:style-name="P15">Ator(es):</text:p>
            </table:table-cell>
            <table:table-cell office:value-type="string">
              <text:p text:style-name="P31">&lt;Informe os atores que irão interagir com este caso de uso.&gt;</text:p>
            </table:table-cell>
          </table:table-row>
        </table:table>
        <text:p text:style-name="P22"><text:span text:style-name="T2">&lt;Para preencher a prioridade do caso de uso, dê dois cliques no quadrado ao lado da prioridade desejada e, no diálogo que surgir, selecione a opção </text:span><text:span text:style-name="T3">Checked</text:span><text:span text:style-name="T2">.&gt;</text:span><text:span text:style-name="T3"> </text:span></text:p>
        <text:p text:style-name="P3"/>
        <text:p text:style-name="P2"><text:soft-page-break/><text:span text:style-name="T7">Descrição: </text:span><text:span text:style-name="T1">&lt;Forneça uma pequena explicação do propósito do caso de uso (útil quando o nome do caso de uso não deixa suficientemente claro qual é o seu objetivo).&gt;</text:span></text:p>
        <text:p text:style-name="P2"><text:span text:style-name="T7">Pré-condições: </text:span><text:span text:style-name="T1">&lt;Liste cada pré-condição deste caso de uso (estado em que a aplicação deve estar ou um fator externo necessário para que o caso de uso possa ser realizado).&gt;</text:span></text:p>
        <text:p text:style-name="P2"><text:span text:style-name="T7">Pós-condições: </text:span><text:span text:style-name="T1">&lt;Liste todas as pós-condições deste caso de uso (lista de possíveis estados em que a aplicação pode ficar imediatamente após o término da execução do caso de uso, ou alteração de um fator externo à aplicação).&gt;</text:span></text:p>
        <text:p text:style-name="P3"/>
        <text:p text:style-name="P3">Fluxo principal</text:p>
        <text:p text:style-name="P28">&lt;Descreva, passo a passo, o que os atores e a aplicação faz neste caso de uso. Também deverão ser descritas as regras de negócio específicas para este caso de uso, quando houver. Quando este caso de uso incluir outro, utilize a palavra <text:span text:style-name="T7">&lt;&lt;Include&gt;&gt;.</text:span> Para estender, deve-se utilizar a palavra <text:span text:style-name="T7">&lt;&lt;Extend&gt;&gt;.</text:span> Um determinado passo pode, em determinada condição, fazer referência a um fluxo alternativo ou de erro.&gt;</text:p>
        <text:p text:style-name="P20"><text:s text:c="6"/>UC01: &lt;&lt;CRUD&gt;&gt; Manter Cliente.</text:p>
        <text:list xml:id="list1720600355" text:continue-numbering="true" text:style-name="L3">
          <text:list-item>
            <text:p text:style-name="P48">O Funcionario escolhe <text:s/>a opção:</text:p>
            <text:p text:style-name="P48">1.1 <text:s text:c="8"/>opção ¨Cadastrar Cliente¨</text:p>
            <text:p text:style-name="P48">1.2 <text:s text:c="8"/>opção ¨Consultar Cliente¨</text:p>
            <text:p text:style-name="P48">1.3 <text:s text:c="7"/>opção ¨Alterar Cliente¨</text:p>
            <text:p text:style-name="P48">1.4 <text:s text:c="7"/>opção ¨Excluir Cliente¨ </text:p>
          </text:list-item>
        </text:list>
        <text:p text:style-name="P20"><text:s text:c="8"/></text:p>
        <text:p text:style-name="P20"><text:s text:c="6"/>Opção 1.1: Cadastrar Cliente</text:p>
        <text:list xml:id="list8004460949789920530" text:style-name="L4">
          <text:list-item>
            <text:list>
              <text:list-item>
                <text:list>
                  <text:list-item>
                    <text:p text:style-name="P49">O sistema solicita os dados do cliente.</text:p>
                  </text:list-item>
                  <text:list-item>
                    <text:p text:style-name="P49">O funcionario preenche os campos com os dados do cliente.</text:p>
                  </text:list-item>
                  <text:list-item>
                    <text:p text:style-name="P49">O funcionario cadastra o cliente.</text:p>
                  </text:list-item>
                  <text:list-item>
                    <text:p text:style-name="P49">O sistema verifica os campos preenchidos <text:s/>e valida os dados. </text:p>
                  </text:list-item>
                  <text:list-item>
                    <text:p text:style-name="P49">O sistema informa que o cadastro feito com sucesso.</text:p>
                  </text:list-item>
                </text:list>
              </text:list-item>
            </text:list>
          </text:list-item>
        </text:list>
        <text:p text:style-name="P20"><text:s text:c="6"/>Opção 1.2: Consultar Cliente</text:p>
        <text:list xml:id="list8568740940152090333" text:style-name="L5">
          <text:list-item>
            <text:list>
              <text:list-item>
                <text:list>
                  <text:list-item>
                    <text:p text:style-name="P50">O sistema solicita os dados do cliente.</text:p>
                  </text:list-item>
                  <text:list-item>
                    <text:p text:style-name="P50">O funcionario preenche os dados solicitados no sistema</text:p>
                  </text:list-item>
                  <text:list-item>
                    <text:p text:style-name="P50">O funcionario consulta o cliente através do botão consultar</text:p>
                  </text:list-item>
                  <text:list-item>
                    <text:p text:style-name="P50">O sistema apresenta uma lista com os nomes dos clientes.</text:p>
                  </text:list-item>
                  <text:list-item>
                    <text:p text:style-name="P50">O funcionario seleciona um nome da lista.</text:p>
                  </text:list-item>
                  <text:list-item>
                    <text:p text:style-name="P50">O sistema apresenta as informações do cliente: nome, telefone, cpf e endereço</text:p>
                  </text:list-item>
                </text:list>
              </text:list-item>
            </text:list>
          </text:list-item>
        </text:list>
        <text:list xml:id="list1420480572" text:continue-list="list1720600355" text:style-name="L3">
          <text:list-header>
            <text:p text:style-name="P48">Opção 1.3 Alterar Cliente</text:p>
            <text:p text:style-name="P48"><text:s text:c="6"/><text:span text:style-name="T14">1.3.1 adciona Opção 1.2</text:span></text:p>
            <text:p text:style-name="P43"><text:soft-page-break/><text:s text:c="6"/>1.3.2 O funcionario preenche os campos com os novos dados à serem alterados.</text:p>
            <text:p text:style-name="P43"><text:s text:c="6"/>1.3.3 O funcinario altera os dados atraves do botão alterar.</text:p>
            <text:p text:style-name="P43"><text:s text:c="6"/>1.3.4 O sistema informa a alteração feita com sucesso.</text:p>
            <text:p text:style-name="P48">Opção 1.4: Excluir Cliente.</text:p>
            <text:p text:style-name="P48"><text:s text:c="7"/><text:span text:style-name="T14"><text:s/>1.4.1 adciona opção 1.2</text:span></text:p>
            <text:p text:style-name="P43"><text:s text:c="7"/>1.4.2 O funcionario exclui o cliente atraves do botao excluir.</text:p>
            <text:p text:style-name="P43"><text:s text:c="7"/>1.4.3 O sistema informa a confirmação da exclusão.</text:p>
          </text:list-header>
        </text:list>
        <text:p text:style-name="P21"/>
        <text:p text:style-name="P21"><text:s text:c="8"/><text:span text:style-name="T8">UC02: &lt;&lt;CRUD&gt;&gt; Manter Automóvel.</text:span></text:p>
        <text:list xml:id="list2071959817" text:continue-numbering="true" text:style-name="L3">
          <text:list-header>
            <text:p text:style-name="P48">O Funcionario escolhe <text:s/>a opção:</text:p>
            <text:p text:style-name="P43">2.1 <text:s text:c="8"/>opção ¨Cadastrar Automóvel ¨</text:p>
            <text:p text:style-name="P43">2.2 <text:s text:c="8"/>opção ¨Consultar Automóvel¨</text:p>
            <text:p text:style-name="P43">2.3 <text:s text:c="8"/>opção ¨Alterar Automóvel¨</text:p>
            <text:p text:style-name="P43">2.4 <text:s text:c="8"/>opção ¨Excluir Automóvel¨ </text:p>
            <text:p text:style-name="P48">variante </text:p>
            <text:p text:style-name="P48">Opção 2.1: Cadastrar Automóvel </text:p>
            <text:list>
              <text:list-item>
                <text:list>
                  <text:list-item>
                    <text:p text:style-name="P48">O sistema solicita os dados do Automóvel.</text:p>
                  </text:list-item>
                  <text:list-item>
                    <text:p text:style-name="P48">O funcionario preenche os campos com os dados do Automóvel.</text:p>
                  </text:list-item>
                  <text:list-item>
                    <text:p text:style-name="P48">O funcionario cadastra o Automóvel.</text:p>
                  </text:list-item>
                  <text:list-item>
                    <text:p text:style-name="P48">O sistema verifica os campos preenchidos <text:s/>e valida os dados. </text:p>
                  </text:list-item>
                  <text:list-item>
                    <text:p text:style-name="P48">O sistema informa que o cadastro feito com sucesso.</text:p>
                  </text:list-item>
                </text:list>
              </text:list-item>
            </text:list>
            <text:p text:style-name="P48"/>
            <text:p text:style-name="P48">Opção 2.2: Consultar <text:s/>Automóvel</text:p>
            <text:list>
              <text:list-item>
                <text:list>
                  <text:list-item>
                    <text:p text:style-name="P48">O sistema solicita os dados do Automóvel.</text:p>
                  </text:list-item>
                  <text:list-item>
                    <text:p text:style-name="P48">O funcionario preenche os dados solicitados no sistema</text:p>
                  </text:list-item>
                  <text:list-item>
                    <text:p text:style-name="P48">O funcionario consulta o Automóvel através do botão consultar</text:p>
                  </text:list-item>
                  <text:list-item>
                    <text:p text:style-name="P48">O sistema apresenta uma lista com os nomes dos Automóvel.</text:p>
                  </text:list-item>
                  <text:list-item>
                    <text:p text:style-name="P48">O funcionario seleciona um nome da lista.</text:p>
                  </text:list-item>
                  <text:list-item>
                    <text:p text:style-name="P48">O sistema apresenta as informações do Automóvel: Modelo, Ano, Placa e <text:tab/> <text:s text:c="8"/>chassi.</text:p>
                  </text:list-item>
                </text:list>
              </text:list-item>
            </text:list>
            <text:p text:style-name="P48">Opção 2.3 Alterar <text:s/>Automóvel</text:p>
            <text:p text:style-name="P48"><text:s text:c="6"/>2<text:span text:style-name="T14">.3.1 adciona Opção 2.2</text:span></text:p>
            <text:p text:style-name="P43"><text:s text:c="6"/>2.3.2 O funcionario preenche os campos com os novos dados à serem alterados.</text:p>
            <text:p text:style-name="P43"><text:s text:c="6"/>2.3.3 O funcinario altera os dados atraves do botão alterar.</text:p>
            <text:p text:style-name="P43"><text:s text:c="6"/>2.3.4 O sistema informa a alteração feita com sucesso.</text:p>
            <text:p text:style-name="P48">Opção 2.4: Excluir Automóvel.</text:p>
            <text:p text:style-name="P48"><text:soft-page-break/><text:s text:c="7"/>2<text:span text:style-name="T14">.4.1 adciona opção 2.2</text:span></text:p>
            <text:p text:style-name="P43"><text:s text:c="7"/>2.4.2 O funcionario exclui o <text:span text:style-name="T8">Automóvel</text:span> atraves do botão excluir.</text:p>
            <text:p text:style-name="P43"><text:s text:c="7"/>2.4.3 O sistema informa a confirmação da exclusão.</text:p>
            <text:p text:style-name="P47"/>
            <text:p text:style-name="P47">UC03: &lt;&lt;CRUD&gt;&gt; Manter OrdemServiços.</text:p>
            <text:list text:continue-numbering="true">
              <text:list-header>
                <text:p text:style-name="P48">O Funcionario escolhe <text:s/>a opção:</text:p>
                <text:p text:style-name="P43">3.1 <text:s text:c="8"/>opção ¨Cadastrar Serviços ¨</text:p>
                <text:p text:style-name="P43">3.2 <text:s text:c="8"/>opção ¨Consultar Serviços¨</text:p>
                <text:p text:style-name="P43">3.3 <text:s text:c="8"/>opção ¨Alterar Serviços¨</text:p>
                <text:p text:style-name="P43">3.4 <text:s text:c="8"/>opção ¨Excluir Serviços¨ </text:p>
              </text:list-header>
            </text:list>
            <text:p text:style-name="P48">Opção 3.1: Cadastrar <text:span text:style-name="T14">Serviços.</text:span></text:p>
            <text:list>
              <text:list-item>
                <text:list>
                  <text:list-item>
                    <text:p text:style-name="P48"><text:s/>O sistema solicita os dados do serviço.</text:p>
                  </text:list-item>
                  <text:list-item>
                    <text:p text:style-name="P48"><text:s/>O funcionario preenche os campos com os dados do <text:span text:style-name="T14">Serviço</text:span>.</text:p>
                  </text:list-item>
                  <text:list-item>
                    <text:p text:style-name="P48"><text:s/>O funcionario cadastra o <text:span text:style-name="T14">Serviço</text:span>.</text:p>
                  </text:list-item>
                  <text:list-item>
                    <text:p text:style-name="P48"><text:s/>O sistema verifica os campos preenchidos <text:s/>e valida os dados. </text:p>
                  </text:list-item>
                  <text:list-item>
                    <text:p text:style-name="P48"><text:s/>O sistema informa que o cadastro feito com sucesso.</text:p>
                  </text:list-item>
                </text:list>
              </text:list-item>
            </text:list>
            <text:p text:style-name="P48"><text:s/>Opção 3.2: Consultar <text:span text:style-name="T14">Serviço.</text:span></text:p>
            <text:list>
              <text:list-item>
                <text:list>
                  <text:list-item>
                    <text:p text:style-name="P48">O sistema solicita os dados do <text:span text:style-name="T14">Serviço</text:span>.</text:p>
                  </text:list-item>
                  <text:list-item>
                    <text:p text:style-name="P48">O funcionario preenche os dados solicitados no sistema</text:p>
                  </text:list-item>
                  <text:list-item>
                    <text:p text:style-name="P48">O funcionario consulta o <text:span text:style-name="T14">Serviços</text:span> através do botão consultar</text:p>
                  </text:list-item>
                  <text:list-item>
                    <text:p text:style-name="P48">O sistema apresenta uma lista com os nomes dos <text:span text:style-name="T14">Serviço</text:span>.</text:p>
                  </text:list-item>
                  <text:list-item>
                    <text:p text:style-name="P48">O funcionario seleciona um serviço <text:s/>da lista.</text:p>
                  </text:list-item>
                  <text:list-item>
                    <text:p text:style-name="P48">O sistema apresenta as informação do serviços: Descrição, DataEntrada, <text:tab/> <text:s text:c="9"/>DataSaida, ValorTotal e Peças.</text:p>
                  </text:list-item>
                </text:list>
              </text:list-item>
            </text:list>
            <text:p text:style-name="P48">Opção 3.3 Alterar Serviços.</text:p>
            <text:p text:style-name="P48"><text:s text:c="6"/>3<text:span text:style-name="T14">.3.1 adciona Opção 3.2</text:span></text:p>
            <text:p text:style-name="P43"><text:s text:c="6"/>3.3.2 O funcionario preenche os campos com os novos dados à serem alterados.</text:p>
            <text:p text:style-name="P43"><text:s text:c="6"/>3.3.3 O funcinario altera os dados atraves do botão alterar.</text:p>
            <text:p text:style-name="P43"><text:s text:c="6"/>3.3.4 O sistema informa a alteração feita com sucesso.</text:p>
            <text:p text:style-name="P48">Opção 3.4: Excluir Serviço.</text:p>
            <text:p text:style-name="P48"><text:s text:c="7"/>3<text:span text:style-name="T14">.4.1 adciona opção 3.2</text:span></text:p>
            <text:p text:style-name="P43"><text:s text:c="7"/>3.4.2 O funcionario exclui o <text:span text:style-name="T8">orçamento</text:span> atraves do botão excluir.</text:p>
            <text:p text:style-name="P43"><text:s text:c="7"/>3.4.3 O sistema informa a confirmação da exclusão.</text:p>
            <text:p text:style-name="P43"/>
            <text:p text:style-name="P43">UC04:&lt;&lt;CRUD&gt;&gt; Manter Orçamento.</text:p>
          </text:list-header>
        </text:list>
        <text:p text:style-name="P21"><text:s text:c="10"/><text:span text:style-name="T8">O Funcionario escolhe <text:s/>a opção:</text:span></text:p>
        <text:list xml:id="list1267183604" text:continue-numbering="true" text:style-name="L3">
          <text:list-item>
            <text:list>
              <text:list-header>
                <text:p text:style-name="P43"><text:soft-page-break/>4.1 <text:s text:c="8"/>opção ¨Cadastrar Orçamento ¨</text:p>
                <text:p text:style-name="P43">4.2 <text:s text:c="8"/>opção ¨Consultar Orçamento¨</text:p>
                <text:p text:style-name="P43">4.3 <text:s text:c="8"/>opção ¨Alterar Orçamento¨</text:p>
                <text:p text:style-name="P43">4.4 <text:s text:c="8"/>opção ¨Excluir Orçamento¨ </text:p>
              </text:list-header>
            </text:list>
            <text:p text:style-name="P48">Opção 4.1: Cadastrar <text:span text:style-name="T14">Orçamento.</text:span></text:p>
            <text:list>
              <text:list-item>
                <text:list>
                  <text:list-item>
                    <text:p text:style-name="P48"><text:s/>O sistema solicita os dados do orçamento.</text:p>
                  </text:list-item>
                  <text:list-item>
                    <text:p text:style-name="P48"><text:s/>O funcionario preenche os campos com os dados do <text:span text:style-name="T14">Orçamento</text:span>.</text:p>
                  </text:list-item>
                  <text:list-item>
                    <text:p text:style-name="P48"><text:s/>O funcionario cadastra o <text:span text:style-name="T14">Orçamento</text:span>.</text:p>
                  </text:list-item>
                  <text:list-item>
                    <text:p text:style-name="P48"><text:s/>O sistema verifica os campos preenchidos <text:s/>e valida os dados. </text:p>
                  </text:list-item>
                  <text:list-item>
                    <text:p text:style-name="P48"><text:s/>O sistema informa que o cadastro feito com sucesso.</text:p>
                  </text:list-item>
                </text:list>
              </text:list-item>
            </text:list>
            <text:p text:style-name="P48"><text:s/>Opção 4.2: Consultar Orçamento<text:span text:style-name="T14">.</text:span></text:p>
            <text:list>
              <text:list-item>
                <text:list>
                  <text:list-item>
                    <text:p text:style-name="P48">O sistema solicita os dados do <text:span text:style-name="T14">Orçamento</text:span>.</text:p>
                  </text:list-item>
                  <text:list-item>
                    <text:p text:style-name="P48">O funcionario preenche os dados solicitados no sistema</text:p>
                  </text:list-item>
                  <text:list-item>
                    <text:p text:style-name="P48">O funcionario consulta o <text:span text:style-name="T14">Serviços</text:span> através do botão consultar</text:p>
                  </text:list-item>
                  <text:list-item>
                    <text:p text:style-name="P48">O sistema apresenta uma lista com os nomes dos Orçamentos.</text:p>
                  </text:list-item>
                  <text:list-item>
                    <text:p text:style-name="P48">O funcionario seleciona um orçamento da lista.</text:p>
                  </text:list-item>
                  <text:list-item>
                    <text:p text:style-name="P48">O sistema apresenta as informação do orçamento: Descrição, DataEntrada, <text:tab/> <text:s text:c="9"/>DataSaida, ValorTotal e Peças.</text:p>
                  </text:list-item>
                </text:list>
              </text:list-item>
            </text:list>
            <text:p text:style-name="P48">Opção 4.3 Alterar Orçamento.</text:p>
            <text:p text:style-name="P48"><text:s text:c="6"/>4<text:span text:style-name="T14">.3.1 adciona Opção 4.2</text:span></text:p>
            <text:p text:style-name="P43"><text:s text:c="6"/>4.3.2 O funcionario preenche os campos com os novos dados à serem alterados.</text:p>
            <text:p text:style-name="P43"><text:s text:c="6"/>4.3.3 O funcinario altera os dados atraves do botão alterar.</text:p>
            <text:p text:style-name="P43"><text:s text:c="6"/>4.3.4 O sistema informa a alteração feita com sucesso.</text:p>
            <text:p text:style-name="P48"/>
            <text:p text:style-name="P48">Opção 4.4: Excluir Orçamento.</text:p>
            <text:p text:style-name="P48"><text:s text:c="7"/>4<text:span text:style-name="T14">.4.1 adciona opção 4.2</text:span></text:p>
            <text:p text:style-name="P43"><text:s text:c="7"/>4.4.2 O funcionario exclui o <text:span text:style-name="T8">orçamento</text:span> atraves do botão excluir.</text:p>
            <text:p text:style-name="P43"><text:s text:c="7"/>4.4.3 O sistema informa a confirmação da exclusão.</text:p>
          </text:list-item>
        </text:list>
        <text:p text:style-name="P21"><text:s/></text:p>
        <text:p text:style-name="P21"><text:tab/>UC05: Ferramenta.</text:p>
        <text:p text:style-name="P21"><text:tab/>Opção 5.1:Gerenciar Ferramentas.</text:p>
        <text:list xml:id="list100915589793067840" text:style-name="L6">
          <text:list-item>
            <text:list>
              <text:list-item>
                <text:list>
                  <text:list-item>
                    <text:p text:style-name="P44">O Funcionario Clica no botao cadastro de ferramentas.</text:p>
                  </text:list-item>
                  <text:list-item>
                    <text:p text:style-name="P44">O sistema abre uma tela com os campos que deve ser preenchidos</text:p>
                  </text:list-item>
                  <text:list-item>
                    <text:p text:style-name="P44">O funcinario preenche os campos e clica em cadastrar.</text:p>
                  </text:list-item>
                  <text:list-item>
                    <text:p text:style-name="P44">O sistema retorna uma mensagens cadastro feito com sucesso. </text:p>
                  </text:list-item>
                </text:list>
              </text:list-item>
            </text:list>
          </text:list-item>
        </text:list>
        <text:p text:style-name="P21"><text:tab/><text:tab/></text:p>
        <text:p text:style-name="P21"><text:soft-page-break/></text:p>
        <text:p text:style-name="P36"/>
        <text:p text:style-name="P27"/>
        <text:p text:style-name="P3">Fluxos alternativos</text:p>
        <text:p text:style-name="P23"/>
        <text:p text:style-name="P28">&lt;Descreva cada fluxo alternativo possível para este caso de uso, detalhando os passos a serem seguidos. Um fluxo alternativo modela uma seqüência que foge ao fluxo principal, descrito mais acima, mas que não é um erro.&gt;</text:p>
        <text:list xml:id="list8521586773753179340" text:style-name="L7">
          <text:list-header>
            <text:p text:style-name="P45"><text:s/>[FA 001]: 1.1.4 Cliente já cadastrado</text:p>
            <text:p text:style-name="P45"><text:s text:c="6"/>1.1.4.a O sistema informa que o cliente já esta cadastrado.</text:p>
            <text:p text:style-name="P45"><text:s text:c="6"/>1.1.4.a Volta ao passo 1.1.1 solicitando novos dados para o novo cadastro.</text:p>
            <text:p text:style-name="P45"/>
            <text:p text:style-name="P45">[FA 002]: 1.1.4 Dados inválidos.</text:p>
            <text:p text:style-name="P45"><text:s text:c="5"/>1.1.4b O sistema informa os campos com os dados inválidos.</text:p>
            <text:p text:style-name="P45"><text:s text:c="5"/>1.1.4b <text:s/>O funcionario altera os valores incorretos.</text:p>
            <text:p text:style-name="P45"><text:s text:c="5"/>1.1.4b <text:s/>Retorna ao passo 1.1.3.</text:p>
            <text:p text:style-name="P45"/>
            <text:p text:style-name="P45">[ FA 003]: <text:s/>1.2.3 Cliente não Cadastrado.</text:p>
            <text:p text:style-name="P45"><text:s text:c="5"/>1.2.3c O sistema informa que o cliente já está cadastrado.</text:p>
            <text:p text:style-name="P45"><text:s text:c="5"/>1.2.3c Volta ao passo 1.2.1</text:p>
            <text:p text:style-name="P45"/>
            <text:p text:style-name="P45">[FA 004]: 1.3.3 Dados inválidos.</text:p>
            <text:p text:style-name="P45"><text:s text:c="5"/>1.3.3d O sistema informa os campos com os dados inválidos.</text:p>
            <text:p text:style-name="P45"><text:s text:c="5"/>1.3.3d <text:s/>O funcionario altera os valores incorretos.</text:p>
            <text:p text:style-name="P45"><text:s text:c="5"/>1.3.3d <text:s/>Retorna ao passo 1.3.2.</text:p>
            <text:p text:style-name="P45"/>
            <text:p text:style-name="P45"><text:s/>[FA 005]: 1.4.2 Não excluir.</text:p>
            <text:p text:style-name="P45"><text:s text:c="6"/>1.4.2e retorna 1.4.1.</text:p>
          </text:list-header>
        </text:list>
        <text:list xml:id="list1295083102" text:continue-list="list1267183604" text:style-name="L3">
          <text:list-header>
            <text:p text:style-name="P46"/>
            <text:p text:style-name="P51"><text:s text:c="2"/>[FA 006] 2.1.4 Automóvel já cadastrado</text:p>
            <text:p text:style-name="P46"><text:s/>2.1.4.a O sistema informa que o Automóvel já esta cadastrado.</text:p>
            <text:p text:style-name="P46"><text:s/>2.1.4.a Volta ao passo 2.1.1 solicitando novos dados para o novo cadastro.</text:p>
            <text:p text:style-name="P46"/>
            <text:p text:style-name="P52"><text:s text:c="2"/>[FA 007]: <text:s/>2.1.4 Dados inválidos.</text:p>
            <text:p text:style-name="P46"><text:s/>2.1.4b O sistema informa os campos com os dados inválidos.</text:p>
            <text:p text:style-name="P46"><text:s/>2.1.4b <text:s/>O funcionario altera os valores incorretos.</text:p>
            <text:p text:style-name="P46"><text:soft-page-break/><text:s/>2.1.4b <text:s/>Retorna ao passo 2.1.3.</text:p>
            <text:p text:style-name="P46"/>
            <text:p text:style-name="P53">[FA 008] <text:s/>2.2.3 Automóvel não Cadastrado.</text:p>
            <text:p text:style-name="P46"><text:s/>2.2.3c O sistema informa que o Automóvel já está cadastrado.</text:p>
            <text:p text:style-name="P46"><text:s/>2.2.3c Volta ao passo 2.2.1</text:p>
            <text:p text:style-name="P46"/>
            <text:p text:style-name="P54">[FA 009]: 2.3.3 Dados inválidos.</text:p>
            <text:p text:style-name="P46"><text:s/>2.3.3d O sistema informa os campos com os dados inválidos.</text:p>
            <text:p text:style-name="P46"><text:s/>2.3.3d <text:s/>O funcionario altera os valores incorretos.</text:p>
            <text:p text:style-name="P55"><text:s/>2.3.3d <text:s/>Retorna ao passo 2.3.2.</text:p>
            <text:p text:style-name="P56"/>
            <text:p text:style-name="P56">[FA 10]: 2.4.2 Não excluir.</text:p>
            <text:p text:style-name="P46"><text:s/>2.4.2e retorna 2.4.1.</text:p>
            <text:p text:style-name="P46"/>
            <text:p text:style-name="P57">[FA 11]: 3.1.4 Serviço já cadastrado</text:p>
            <text:p text:style-name="P46"><text:s/>3.1.4.a O sistema informa que o serviço já esta cadastrado.</text:p>
            <text:p text:style-name="P46"><text:s/>3.1.4.a Volta ao passo 3.1.1 solicitando novos dados para o novo cadastro.</text:p>
            <text:p text:style-name="P57"/>
            <text:p text:style-name="P57">[FA 12]: 3.1.4 Dados inválidos.</text:p>
            <text:p text:style-name="P46"><text:s/>3.1.4b O sistema informa os campos com os dados inválidos.</text:p>
            <text:p text:style-name="P46"><text:s/>3.1.4b <text:s/>O funcionario altera os valores incorretos.</text:p>
            <text:p text:style-name="P46"><text:s/>3.1.4b <text:s/>Retorna ao passo 3.1.3.</text:p>
            <text:p text:style-name="P46"><text:s/></text:p>
            <text:p text:style-name="P57">[FA 13]: <text:s/>3.2.3 Serviço não Cadastrado.</text:p>
            <text:p text:style-name="P46"><text:s/>3.2.3c O sistema informa que o serviço já está cadastrado.</text:p>
            <text:p text:style-name="P46"><text:s/>3.2.3c Volta ao passo 3.2.1</text:p>
            <text:p text:style-name="P46"/>
            <text:p text:style-name="P58">[FA 14]: 3.3.3 Dados inválidos.</text:p>
            <text:p text:style-name="P46"><text:s/>3.3.3d O sistema informa os campos com os dados inválidos.</text:p>
            <text:p text:style-name="P46"><text:s/>3.3.3d <text:s/>O funcionario altera os valores incorretos.</text:p>
            <text:p text:style-name="P46"><text:s/>3.3.3d <text:s/>Retorna ao passo 3.3.2.</text:p>
            <text:p text:style-name="P46"/>
            <text:p text:style-name="P59">[FA 15]: 3.4.2 Não excluir.</text:p>
            <text:p text:style-name="P60"><text:s/>3.4.2e retorna 3.4.1.</text:p>
          </text:list-header>
          <text:list-item>
            <text:p text:style-name="P61"/>
          </text:list-item>
        </text:list>
        <text:p text:style-name="P34"><text:soft-page-break/></text:p>
        <text:list xml:id="list1743162244" text:continue-numbering="true" text:style-name="L3">
          <text:list-header>
            <text:p text:style-name="P43"/>
          </text:list-header>
        </text:list>
        <text:p text:style-name="P3">Fluxos de erro</text:p>
        <text:p text:style-name="P23">[FE 001]</text:p>
        <text:p text:style-name="P28">&lt;Descreva os passos a serem seguidos para cada situação de erro identificada para este caso de uso. Erros podem envolver falha na comunicação via rede, entrada de dados inválidos, etc.&gt;</text:p>
        <text:p text:style-name="P1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ce style:name="Arial Black" svg:font-family="'Arial Black'"/>
    <style:font-face style:name="Courier New" svg:font-family="'Courier New'"/>
    <style:font-face style:name="Symbol" svg:font-family="Symbol"/>
    <style:font-face style:name="Tahoma" svg:font-family="Tahoma"/>
    <style:font-face style:name="Times New Roman" svg:font-family="'Times New Roman'"/>
    <style:font-face style:name="Wingdings" svg:font-family="Wingdings"/>
    <style:font-face style:name="Tinos" svg:font-family="Tinos" style:font-family-generic="roman"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nos"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106cm" fo:margin-bottom="0.106cm" fo:text-align="justify" style:justify-single-word="false" fo:orphans="2" fo:widows="2" style:writing-mode="lr-tb"/>
      <style:text-properties style:font-name="Arial" fo:font-size="11pt" fo:language="pt" fo:country="BR"/>
    </style:style>
    <style:style style:name="Index" style:family="paragraph" style:parent-style-name="Standard" style:class="index">
      <style:paragraph-properties text:number-lines="false" text:line-number="0"/>
    </style:style>
    <style:style style:name="Contents_20_5" style:display-name="Contents 5" style:family="paragraph" style:parent-style-name="Standard" style:next-style-name="Standard" style:class="index">
      <style:paragraph-properties fo:margin="100%" fo:margin-left="1.693cm" fo:margin-right="0cm" fo:margin-top="0cm" fo:margin-bottom="0cm" fo:text-align="start" style:justify-single-word="false" fo:text-indent="0cm" style:auto-text-indent="false"/>
      <style:text-properties fo:font-size="9pt"/>
    </style:style>
    <style:style style:name="Contents_20_6" style:display-name="Contents 6" style:family="paragraph" style:parent-style-name="Standard" style:next-style-name="Standard" style:class="index">
      <style:paragraph-properties fo:margin="100%" fo:margin-left="2.117cm" fo:margin-right="0cm" fo:margin-top="0cm" fo:margin-bottom="0cm" fo:text-align="start" style:justify-single-word="false" fo:text-indent="0cm" style:auto-text-indent="false"/>
      <style:text-properties fo:font-size="9pt"/>
    </style:style>
    <style:style style:name="Contents_20_7" style:display-name="Contents 7" style:family="paragraph" style:parent-style-name="Standard" style:next-style-name="Standard" style:class="index">
      <style:paragraph-properties fo:margin="100%" fo:margin-left="2.54cm" fo:margin-right="0cm" fo:margin-top="0cm" fo:margin-bottom="0cm" fo:text-align="start" style:justify-single-word="false" fo:text-indent="0cm" style:auto-text-indent="false"/>
      <style:text-properties fo:font-size="9pt"/>
    </style:style>
    <style:style style:name="Contents_20_8" style:display-name="Contents 8" style:family="paragraph" style:parent-style-name="Standard" style:next-style-name="Standard" style:class="index">
      <style:paragraph-properties fo:margin="100%" fo:margin-left="2.963cm" fo:margin-right="0cm" fo:margin-top="0cm" fo:margin-bottom="0cm" fo:text-align="start" style:justify-single-word="false" fo:text-indent="0cm" style:auto-text-indent="false"/>
      <style:text-properties fo:font-size="9pt"/>
    </style:style>
    <style:style style:name="Contents_20_9" style:display-name="Contents 9" style:family="paragraph" style:parent-style-name="Standard" style:next-style-name="Standard" style:class="index">
      <style:paragraph-properties fo:margin="100%" fo:margin-left="3.387cm" fo:margin-right="0cm" fo:margin-top="0cm" fo:margin-bottom="0cm" fo:text-align="start" style:justify-single-word="false" fo:text-indent="0cm" style:auto-text-indent="false"/>
      <style:text-properties fo:font-size="9pt"/>
    </style:style>
    <style:style style:name="Titulo1" style:family="paragraph" style:parent-style-name="Title">
      <style:paragraph-properties fo:text-align="end" style:justify-single-word="false"/>
    </style:style>
    <style:style style:name="Footer" style:family="paragraph" style:parent-style-name="Standard" style:class="extra">
      <style:paragraph-properties fo:margin-top="0.106cm" fo:margin-bottom="0cm">
        <style:tab-stops>
          <style:tab-stop style:position="7.324cm" style:type="center"/>
          <style:tab-stop style:position="14.651cm" style:type="right"/>
        </style:tab-stops>
      </style:paragraph-properties>
      <style:text-properties style:font-name="Arial" fo:font-size="8pt"/>
    </style:style>
    <style:style style:name="titulo" style:family="paragraph" style:parent-style-name="Standard" style:next-style-name="versao">
      <style:paragraph-properties fo:margin-top="9.313cm" fo:margin-bottom="0.106cm" fo:text-align="end" style:justify-single-word="false"/>
      <style:text-properties style:font-name="Arial" fo:font-size="18pt" fo:font-weight="bold"/>
    </style:style>
    <style:style style:name="versao" style:family="paragraph" style:parent-style-name="titulo" style:next-style-name="Standard">
      <style:paragraph-properties fo:margin-top="0cm" fo:margin-bottom="0cm"/>
      <style:text-properties fo:font-size="14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class="extra">
      <style:paragraph-properties fo:text-align="center" style:justify-single-word="false"/>
      <style:text-properties fo:font-weight="bold"/>
    </style:style>
    <style:style style:name="Requisito" style:family="paragraph" style:parent-style-name="Heading_20_3" style:next-style-name="Standard">
      <style:paragraph-properties fo:margin="100%" fo:margin-left="0cm" fo:margin-right="0cm" fo:margin-top="0.423cm" fo:margin-bottom="0.212cm" fo:text-align="center" style:justify-single-word="false" fo:text-indent="0cm" style:auto-text-indent="false" fo:padding-left="0.141cm" fo:padding-right="0.141cm" fo:padding-top="0.035cm" fo:padding-bottom="0cm" fo:border="0.018cm solid #000000"/>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next-style-name="Standard" style:class="text">
      <style:text-properties fo:color="#0000ff" fo:font-style="italic"/>
    </style:style>
    <style:style style:name="Subtitle" style:family="paragraph" style:parent-style-name="Standard" style:next-style-name="Text_20_body" style:class="chapter">
      <style:paragraph-properties fo:text-align="center" style:justify-single-word="false"/>
      <style:text-properties style:font-name="Arial"/>
    </style:style>
    <style:style style:name="Heading_20_2" style:display-name="Heading 2" style:family="paragraph" style:parent-style-name="Standard" style:next-style-name="Standard" style:class="text">
      <style:paragraph-properties fo:margin-top="0.423cm" fo:margin-bottom="0.106cm" fo:keep-with-next="always"/>
      <style:text-properties style:font-name="Arial" fo:font-size="13pt" fo:font-weight="bold"/>
    </style:style>
    <style:style style:name="Heading_20_3" style:display-name="Heading 3" style:family="paragraph" style:parent-style-name="Standard" style:next-style-name="Standard" style:class="text">
      <style:paragraph-properties fo:margin-top="0.423cm" fo:margin-bottom="0.106cm" fo:keep-with-next="always"/>
      <style:text-properties style:font-name="Arial" fo:font-size="12pt" fo:font-weight="bold"/>
    </style:style>
    <style:style style:name="Heading_20_4" style:display-name="Heading 4" style:family="paragraph" style:parent-style-name="Standard" style:next-style-name="Standard" style:class="text">
      <style:paragraph-properties fo:margin-top="0.423cm" fo:margin-bottom="0.106cm" fo:keep-with-next="always"/>
      <style:text-properties style:font-name="Arial" fo:font-size="12pt" fo:font-weight="bold"/>
    </style:style>
    <style:style style:name="Filling_20_instruction_20__28_table_20_cell_29_" style:display-name="Filling instruction (table cell)" style:family="paragraph">
      <style:paragraph-properties fo:margin="100%" fo:margin-left="0.06cm" fo:margin-right="0cm" fo:margin-top="0cm" fo:margin-bottom="0cm" fo:text-align="center" style:justify-single-word="false" fo:orphans="2" fo:widows="2" fo:text-indent="0cm" style:auto-text-indent="false"/>
      <style:text-properties fo:color="#0000ff" style:font-name="Arial" fo:font-size="10pt" fo:language="pt" fo:country="BR" fo:font-style="italic"/>
    </style:style>
    <style:style style:name="Heading_20_6" style:display-name="Heading 6" style:family="paragraph" style:parent-style-name="Standard" style:next-style-name="Standard" style:class="text">
      <style:paragraph-properties fo:margin-top="0.423cm" fo:margin-bottom="0.106cm"/>
      <style:text-properties style:font-name="Arial" fo:font-size="11pt"/>
    </style:style>
    <style:style style:name="Heading_20_7" style:display-name="Heading 7" style:family="paragraph" style:parent-style-name="Standard" style:next-style-name="Standard" style:class="text">
      <style:paragraph-properties fo:margin-top="0.423cm" fo:margin-bottom="0.106cm"/>
      <style:text-properties style:font-name="Arial" fo:font-size="11pt"/>
    </style:style>
    <style:style style:name="Heading_20_8" style:display-name="Heading 8" style:family="paragraph" style:parent-style-name="Standard" style:next-style-name="Standard" style:class="text">
      <style:paragraph-properties fo:margin-top="0.423cm" fo:margin-bottom="0.106cm"/>
      <style:text-properties style:font-name="Arial" fo:font-size="10pt"/>
    </style:style>
    <style:style style:name="Heading_20_9" style:display-name="Heading 9" style:family="paragraph" style:parent-style-name="Standard" style:next-style-name="Standard" style:class="text">
      <style:paragraph-properties fo:margin-top="0.423cm" fo:margin-bottom="0.106cm"/>
      <style:text-properties style:font-name="Arial" fo:font-size="10pt"/>
    </style:style>
    <style:style style:name="Heading_20_1" style:display-name="Heading 1" style:family="paragraph" style:parent-style-name="Standard" style:next-style-name="Standard" style:class="text">
      <style:paragraph-properties fo:margin-top="0.423cm" fo:margin-bottom="0.212cm" fo:background-color="#f2f2f2" fo:padding-left="0.141cm" fo:padding-right="0.141cm" fo:padding-top="0.035cm" fo:padding-bottom="0cm" fo:border="0.018cm solid #000000" fo:keep-with-next="always">
        <style:background-image/>
      </style:paragraph-properties>
      <style:text-properties style:font-name="Arial" fo:font-size="14pt" fo:font-weight="bold"/>
    </style:style>
    <style:style style:name="Table_20_header" style:display-name="Table header" style:family="paragraph">
      <style:paragraph-properties fo:text-align="center" style:justify-single-word="false" fo:orphans="2" fo:widows="2"/>
      <style:text-properties style:font-name="Arial" fo:font-size="10pt" fo:language="pt" fo:country="BR" fo:font-weight="bold"/>
    </style:style>
    <style:style style:name="Heading_20_5" style:display-name="Heading 5" style:family="paragraph" style:parent-style-name="Standard" style:next-style-name="Standard" style:class="text">
      <style:paragraph-properties fo:margin-top="0.423cm" fo:margin-bottom="0.106cm"/>
      <style:text-properties style:font-name="Arial"/>
    </style:style>
    <style:style style:name="cliente" style:family="paragraph">
      <style:paragraph-properties fo:margin-top="9.313cm" fo:margin-bottom="0.423cm" fo:text-align="end" style:justify-single-word="false" fo:orphans="2" fo:widows="2"/>
      <style:text-properties style:font-name="Arial" fo:font-size="18pt" fo:language="pt" fo:country="BR" fo:font-weight="bold"/>
    </style:style>
    <style:style style:name="Contents_20_10" style:display-name="Contents 10" style:family="paragraph" style:parent-style-name="Standard"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Header" style:family="paragraph" style:parent-style-name="Standard" style:class="extra">
      <style:paragraph-properties>
        <style:tab-stops>
          <style:tab-stop style:position="7.324cm" style:type="center"/>
          <style:tab-stop style:position="14.651cm" style:type="right"/>
        </style:tab-stops>
      </style:paragraph-properties>
      <style:text-properties style:font-name="Arial" fo:font-size="10pt"/>
    </style:style>
    <style:style style:name="conteudo" style:family="paragraph" style:parent-style-name="Standard">
      <style:paragraph-properties fo:margin-top="0.635cm" fo:margin-bottom="0.212cm"/>
      <style:text-properties style:font-name="Arial" fo:font-size="14pt" fo:font-weight="bold"/>
    </style:style>
    <style:style style:name="Normal" style:family="paragraph">
      <style:paragraph-properties fo:margin="100%" fo:margin-left="0cm" fo:margin-right="0cm" fo:margin-top="0cm" fo:margin-bottom="0cm" fo:line-height="100%" fo:text-align="start" style:justify-single-word="false" fo:widows="2" fo:text-indent="0cm" style:auto-text-indent="false" style:writing-mode="lr-tb"/>
      <style:text-properties fo:color="#000000" style:font-name="Times New Roman" fo:font-size="12pt" fo:language="pt" fo:country="BR" fo:font-weight="normal"/>
    </style:style>
    <style:style style:name="Caption" style:family="paragraph" style:parent-style-name="Standard" style:class="extra">
      <style:paragraph-properties fo:margin-top="0.212cm" fo:margin-bottom="0.212cm"/>
      <style:text-properties fo:font-size="12pt" fo:font-style="italic"/>
    </style:style>
    <style:style style:name="Com_20_marcadores" style:display-name="Com marcadores" style:family="paragraph" style:parent-style-name="Standard"/>
    <style:style style:name="version" style:family="paragraph" style:parent-style-name="Title">
      <style:paragraph-properties fo:margin-top="0cm" fo:margin-bottom="0cm" fo:text-align="end" style:justify-single-word="false"/>
      <style:text-properties fo:font-size="14pt"/>
    </style:style>
    <style:style style:name="TituloApresentacao" style:family="paragraph" style:parent-style-name="Standard">
      <style:paragraph-properties fo:margin-top="0.212cm" fo:margin-bottom="0.212cm"/>
      <style:text-properties style:font-name="Arial" fo:font-size="14pt" fo:font-weight="bold"/>
    </style:style>
    <style:style style:name="Numerada" style:family="paragraph" style:parent-style-name="Standard"/>
    <style:style style:name="Title_20_Cover" style:display-name="Title Cover" style:family="paragraph" style:parent-style-name="Standard" style:next-style-name="Standard">
      <style:paragraph-properties fo:margin="100%" fo:margin-left="-1.482cm" fo:margin-right="-1.482cm" fo:margin-top="0.176cm" fo:margin-bottom="0.882cm" fo:line-height="113%" fo:text-align="start" style:justify-single-word="false" fo:text-indent="0cm" style:auto-text-indent="false" fo:padding-left="0cm" fo:padding-right="0cm" fo:padding-top="1.094cm" fo:padding-bottom="0cm" fo:border-left="none" fo:border-right="none" fo:border-top="0.176cm solid #000000" fo:border-bottom="none" fo:keep-with-next="always">
        <style:tab-stops>
          <style:tab-stop style:position="0cm"/>
        </style:tab-stops>
      </style:paragraph-properties>
      <style:text-properties style:font-name="Arial Black" fo:font-size="32pt" fo:font-weight="bold"/>
    </style:style>
    <style:style style:name="Texto_20_de_20_comentário" style:display-name="Texto de comentário" style:family="paragraph" style:parent-style-name="Standard">
      <style:text-properties fo:font-size="10pt"/>
    </style:style>
    <style:style style:name="TituloApendice" style:family="paragraph" style:parent-style-name="Heading_20_1" style:next-style-name="Standard"/>
    <style:style style:name="Mapa_20_do_20_Documento" style:display-name="Mapa do Documento" style:family="paragraph" style:parent-style-name="Standard">
      <style:paragraph-properties fo:background-color="#000080">
        <style:background-image/>
      </style:paragraph-properties>
      <style:text-properties style:font-name="Tahoma"/>
    </style:style>
    <style:style style:name="Tabletext" style:family="paragraph" style:parent-style-name="Standard">
      <style:paragraph-properties fo:margin="100%" fo:margin-left="0.501cm" fo:margin-right="0cm" fo:margin-top="0cm" fo:margin-bottom="0cm" style:line-height-at-least="0.423cm" fo:text-align="start" style:justify-single-word="false" fo:orphans="0" fo:widows="0" fo:text-indent="0cm" style:auto-text-indent="false"/>
      <style:text-properties style:font-name="Arial" fo:font-size="10pt" fo:language="en" fo:country="US"/>
    </style:style>
    <style:style style:name="Recuo_20_de_20_corpo_20_de_20_texto_20_2" style:display-name="Recuo de corpo de texto 2" style:family="paragraph" style:parent-style-name="Standard">
      <style:paragraph-properties fo:margin="100%" fo:margin-left="1.397cm" fo:margin-right="0cm" fo:margin-top="0cm" fo:margin-bottom="0cm" fo:text-align="start" style:justify-single-word="false" fo:text-indent="0cm" style:auto-text-indent="false"/>
      <style:text-properties fo:color="#0000ff" style:font-name="Arial"/>
    </style:style>
    <style:style style:name="Texto_20_de_20_balão" style:display-name="Texto de balão" style:family="paragraph" style:parent-style-name="Standard">
      <style:paragraph-properties fo:margin-top="0cm" fo:margin-bottom="0cm"/>
      <style:text-properties style:font-name="Tahoma" fo:font-size="8pt"/>
    </style:style>
    <style:style style:name="Corpo_20_de_20_texto_20_2" style:display-name="Corpo de texto 2" style:family="paragraph" style:parent-style-name="Standard">
      <style:text-properties fo:font-style="italic"/>
    </style:style>
    <style:style style:name="Corpo_20_de_20_texto_20_3" style:display-name="Corpo de texto 3" style:family="paragraph" style:parent-style-name="Standard">
      <style:text-properties fo:color="#0000ff"/>
    </style:style>
    <style:style style:name="destaque_20_1" style:display-name="destaque 1" style:family="paragraph" style:next-style-name="Standard">
      <style:paragraph-properties fo:margin-top="0.423cm" fo:margin-bottom="0.212cm" fo:orphans="2" fo:widows="2" fo:keep-with-next="always"/>
      <style:text-properties style:font-name="Arial" fo:font-size="12pt" fo:language="pt" fo:country="BR" fo:font-weight="bold"/>
    </style:style>
    <style:style style:name="destaque_20_2" style:display-name="destaque 2" style:family="paragraph" style:parent-style-name="destaque_20_1" style:next-style-name="Standard">
      <style:text-properties fo:font-style="italic" fo:font-weight="normal"/>
    </style:style>
    <style:style style:name="destaque_20_3" style:display-name="destaque 3" style:family="paragraph" style:parent-style-name="destaque_20_2">
      <style:paragraph-properties fo:margin-top="0.212cm" fo:margin-bottom="0.106cm"/>
    </style:style>
    <style:style style:name="sistema" style:family="paragraph" style:parent-style-name="Standard">
      <style:paragraph-properties fo:margin-top="0cm" fo:margin-bottom="0.423cm" fo:text-align="end" style:justify-single-word="false"/>
      <style:text-properties style:font-name="Arial" fo:font-size="18pt" fo:font-weight="bold"/>
    </style:style>
    <style:style style:name="Filling_20_instruction" style:display-name="Filling instruction" style:family="paragraph" style:parent-style-name="Standard" style:next-style-name="Standard">
      <style:text-properties fo:color="#0000ff" fo:font-style="italic"/>
    </style:style>
    <style:style style:name="tituloApendice_20_2" style:display-name="tituloApendice 2" style:family="paragraph" style:parent-style-name="Heading_20_2" style:next-style-name="Standard">
      <style:text-properties fo:font-size="12pt"/>
    </style:style>
    <style:style style:name="Contents_20_1" style:display-name="Contents 1" style:family="paragraph" style:parent-style-name="Standard" style:next-style-name="Standard" style:class="index">
      <style:paragraph-properties fo:margin="100%" fo:margin-left="1.27cm" fo:margin-right="0cm" fo:margin-top="0.212cm" fo:margin-bottom="0.212cm" fo:text-align="start" style:justify-single-word="false" fo:text-indent="-0.762cm" style:auto-text-indent="false">
        <style:tab-stops>
          <style:tab-stop style:position="0.75cm"/>
          <style:tab-stop style:position="0.998cm"/>
          <style:tab-stop style:position="15.981cm" style:type="right" style:leader-style="dotted" style:leader-text="."/>
        </style:tab-stops>
      </style:paragraph-properties>
      <style:text-properties fo:text-transform="uppercase" fo:font-size="10pt" fo:font-weight="bold"/>
    </style:style>
    <style:style style:name="Contents_20_2" style:display-name="Contents 2" style:family="paragraph" style:parent-style-name="Standard" style:next-style-name="Standard" style:class="index">
      <style:paragraph-properties fo:margin="100%" fo:margin-left="0.423cm" fo:margin-right="0cm" fo:margin-top="0cm" fo:margin-bottom="0cm" fo:text-align="start" style:justify-single-word="false" fo:text-indent="0cm" style:auto-text-indent="false">
        <style:tab-stops>
          <style:tab-stop style:position="1.251cm"/>
          <style:tab-stop style:position="15.981cm" style:type="right" style:leader-style="dotted" style:leader-text="."/>
        </style:tab-stops>
      </style:paragraph-properties>
      <style:text-properties fo:font-size="10pt"/>
    </style:style>
    <style:style style:name="Contents_20_3" style:display-name="Contents 3" style:family="paragraph" style:parent-style-name="Standard" style:next-style-name="Standard" style:class="index">
      <style:paragraph-properties fo:margin="100%" fo:margin-left="0.847cm" fo:margin-right="0cm" fo:margin-top="0cm" fo:margin-bottom="0cm" fo:text-align="start" style:justify-single-word="false" fo:text-indent="0cm" style:auto-text-indent="false"/>
      <style:text-properties fo:font-size="10pt" fo:font-style="italic"/>
    </style:style>
    <style:style style:name="Contents_20_4" style:display-name="Contents 4" style:family="paragraph" style:parent-style-name="Standard" style:next-style-name="Standard" style:class="index">
      <style:paragraph-properties fo:margin="100%" fo:margin-left="1.27cm" fo:margin-right="0cm" fo:margin-top="0cm" fo:margin-bottom="0cm" fo:text-align="start" style:justify-single-word="false" fo:text-indent="0cm" style:auto-text-indent="false"/>
      <style:text-properties fo:font-size="9pt"/>
    </style:style>
    <style:style style:name="WW8Num3z0_5f_text" style:display-name="WW8Num3z0_text" style:family="text">
      <style:text-properties style:font-name="Symbol"/>
    </style:style>
    <style:style style:name="WW8Num22z1_5f_text" style:display-name="WW8Num22z1_text" style:family="text">
      <style:text-properties style:font-name="Courier New"/>
    </style:style>
    <style:style style:name="WW8Num29z0_5f_text" style:display-name="WW8Num29z0_text" style:family="text">
      <style:text-properties style:font-name="Symbol"/>
    </style:style>
    <style:style style:name="Texto_20_de_20_balão_20_Char_5f_text" style:display-name="Texto de balão Char_text" style:family="text">
      <style:text-properties style:font-name="Tahoma" fo:font-size="8pt" fo:language="pt" fo:country="BR"/>
    </style:style>
    <style:style style:name="WW8Num32z0_5f_text" style:display-name="WW8Num32z0_text" style:family="text">
      <style:text-properties style:font-name="Symbol"/>
    </style:style>
    <style:style style:name="WW8Num21z1_5f_text" style:display-name="WW8Num21z1_text" style:family="text">
      <style:text-properties style:font-name="Arial" fo:font-weight="bold"/>
    </style:style>
    <style:style style:name="WW8Num25z0_5f_text" style:display-name="WW8Num25z0_text" style:family="text">
      <style:text-properties style:font-name="Symbol"/>
    </style:style>
    <style:style style:name="WW8Num38z2_5f_text" style:display-name="WW8Num38z2_text" style:family="text">
      <style:text-properties fo:font-style="italic" fo:font-weight="bold"/>
    </style:style>
    <style:style style:name="WW8Num22z2_5f_text" style:display-name="WW8Num22z2_text" style:family="text">
      <style:text-properties style:font-name="Wingdings"/>
    </style:style>
    <style:style style:name="WW8Num7z2_5f_text" style:display-name="WW8Num7z2_text" style:family="text">
      <style:text-properties style:font-name="Wingdings"/>
    </style:style>
    <style:style style:name="WW8Num7z1_5f_text" style:display-name="WW8Num7z1_text" style:family="text">
      <style:text-properties style:font-name="Courier New"/>
    </style:style>
    <style:style style:name="WW8Num32z1_5f_text" style:display-name="WW8Num32z1_text" style:family="text">
      <style:text-properties style:font-name="Courier New"/>
    </style:style>
    <style:style style:name="WW8Num23z0_5f_text" style:display-name="WW8Num23z0_text" style:family="text">
      <style:text-properties style:font-name="Arial" fo:font-weight="bold"/>
    </style:style>
    <style:style style:name="Filling_20_instruction_20_Char_5f_text" style:display-name="Filling instruction Char_text" style:family="text">
      <style:text-properties fo:color="#0000ff" style:font-name="Arial" fo:font-size="11pt" fo:language="pt" fo:country="BR" fo:font-style="italic"/>
    </style:style>
    <style:style style:name="WW8Num15z0_5f_text" style:display-name="WW8Num15z0_text" style:family="text">
      <style:text-properties style:font-name="Symbol"/>
    </style:style>
    <style:style style:name="Visited_20_Internet_20_Link_5f_text" style:display-name="Visited Internet Link_text" style:family="text">
      <style:text-properties fo:color="#800000" style:text-underline-style="solid" style:text-underline-width="auto" style:text-underline-color="font-color"/>
    </style:style>
    <style:style style:name="WW8Num31z0_5f_text" style:display-name="WW8Num31z0_text" style:family="text">
      <style:text-properties style:font-name="Symbol"/>
    </style:style>
    <style:style style:name="Ref._20_de_20_comentário_5f_text" style:display-name="Ref. de comentário_text" style:family="text">
      <style:text-properties fo:font-size="8pt"/>
    </style:style>
    <style:style style:name="Internet_20_link_5f_text" style:display-name="Internet link_text" style:family="text">
      <style:text-properties fo:color="#0000ff" style:text-underline-style="solid" style:text-underline-width="auto" style:text-underline-color="font-color"/>
    </style:style>
    <style:style style:name="WW8Num32z2_5f_text" style:display-name="WW8Num32z2_text" style:family="text">
      <style:text-properties style:font-name="Wingdings"/>
    </style:style>
    <style:style style:name="WW8Num26z0_5f_text" style:display-name="WW8Num26z0_text" style:family="text">
      <style:text-properties style:font-name="Symbol"/>
    </style:style>
    <style:style style:name="WW8Num22z0_5f_text" style:display-name="WW8Num22z0_text" style:family="text">
      <style:text-properties style:font-name="Symbol"/>
    </style:style>
    <style:style style:name="WW8Num7z0_5f_text" style:display-name="WW8Num7z0_text" style:family="text">
      <style:text-properties style:font-name="Symbol"/>
    </style:style>
    <style:style style:name="WW8Num37z0_5f_text" style:display-name="WW8Num37z0_text" style:family="text">
      <style:text-properties style:font-name="Symbol"/>
    </style:style>
    <style:style style:name="WW8Num21z0_5f_text" style:display-name="WW8Num21z0_text" style:family="text">
      <style:text-properties style:font-name="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cm" fo:margin-bottom="0cm"/>
    </style:style>
    <style:page-layout style:name="Mpm1">
      <style:page-layout-properties fo:page-width="21.001cm" fo:page-height="29.7cm" style:num-format="1" style:print-orientation="portrait" fo:margin-top="1.199cm" fo:margin-bottom="2.501cm" fo:margin-left="2.501cm" fo:margin-right="2.501cm" style:writing-mode="lr-tb" style:footnote-max-height="0cm">
        <style:footnote-sep style:width="0.018cm" style:distance-before-sep="0.101cm" style:distance-after-sep="0.101cm" style:adjustment="left" style:rel-width="25%" style:color="#000000"/>
      </style:page-layout-properties>
      <style:header-style>
        <style:header-footer-properties svg:height="2.473cm" fo:margin-left="0cm" fo:margin-right="0cm" fo:margin-bottom="0cm"/>
      </style:header-style>
      <style:footer-style/>
    </style:page-layout>
  </office:automatic-styles>
  <office:master-styles>
    <style:master-page style:name="Standard" style:page-layout-name="Mpm1">
      <style:header>
        <text:p text:style-name="MP1"/>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Unix OpenOffice.org_project/341m1$Build-9593</meta:generator>
    <dc:title>DocumentoEspecificacaoFuncional</dc:title>
    <meta:initial-creator>Igor Wiese</meta:initial-creator>
    <meta:creation-date>2011-03-18T16:43:00</meta:creation-date>
    <dc:date>2013-02-07T22:35:10</dc:date>
    <meta:print-date>2001-09-05T11:41:00</meta:print-date>
    <meta:editing-duration>PT11H53M29S</meta:editing-duration>
    <meta:editing-cycles>20</meta:editing-cycles>
    <meta:document-statistic meta:table-count="3" meta:image-count="0" meta:object-count="0" meta:page-count="13" meta:paragraph-count="263" meta:word-count="2463" meta:character-count="16058"/>
  </office:meta>
</office:document-meta>
</file>